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07000001281EA989D299D6C70E.png" manifest:media-type="image/png"/>
  <manifest:file-entry manifest:full-path="Object 2/Pictures/200000890000009900001E7BD4B72B4753F7221B.svm" manifest:media-type="image/x-svm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1409in"/>
    </style:style>
    <style:style style:name="co2" style:family="table-column">
      <style:table-column-properties fo:break-before="auto" style:column-width="0.4862in"/>
    </style:style>
    <style:style style:name="co3" style:family="table-column">
      <style:table-column-properties fo:break-before="auto" style:column-width="1.3453in"/>
    </style:style>
    <style:style style:name="co4" style:family="table-column">
      <style:table-column-properties fo:break-before="auto" style:column-width="0.5398in"/>
    </style:style>
    <style:style style:name="co5" style:family="table-column">
      <style:table-column-properties fo:break-before="auto" style:column-width="1.3984in"/>
    </style:style>
    <style:style style:name="co6" style:family="table-column">
      <style:table-column-properties fo:break-before="auto" style:column-width="1.3236in"/>
    </style:style>
    <style:style style:name="co7" style:family="table-column">
      <style:table-column-properties fo:break-before="auto" style:column-width="0.3898in"/>
    </style:style>
    <style:style style:name="co8" style:family="table-column">
      <style:table-column-properties fo:break-before="auto" style:column-width="1.0193in"/>
    </style:style>
    <style:style style:name="co9" style:family="table-column">
      <style:table-column-properties fo:break-before="auto" style:column-width="0.9047in"/>
    </style:style>
    <style:style style:name="co10" style:family="table-column">
      <style:table-column-properties fo:break-before="auto" style:column-width="0.5791in"/>
    </style:style>
    <style:style style:name="co11" style:family="table-column">
      <style:table-column-properties fo:break-before="auto" style:column-width="0.8366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445in"/>
    </style:style>
    <style:style style:name="co14" style:family="table-column">
      <style:table-column-properties fo:break-before="auto" style:column-width="1.4165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1591in"/>
    </style:style>
    <style:style style:name="co17" style:family="table-column">
      <style:table-column-properties fo:break-before="auto" style:column-width="1.2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no-wrap"/>
    </style:style>
    <style:style style:name="ce3" style:family="table-cell" style:parent-style-name="Default" style:data-style-name="N4">
      <style:table-cell-properties fo:wrap-option="wrap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ext-properties style:font-name="Fira Code"/>
    </style:style>
    <style:style style:name="ce6" style:family="table-cell" style:parent-style-name="Default"/>
    <style:style style:name="ce7" style:family="table-cell" style:parent-style-name="Default" style:data-style-name="N4">
      <style:table-cell-properties fo:wrap-option="wrap"/>
    </style:style>
    <style:style style:name="ce8" style:family="table-cell" style:parent-style-name="Default" style:data-style-name="N4"/>
    <style:style style:name="ce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4" style:family="table-cell" style:parent-style-name="Pivot_20_Table_20_Value" style:data-style-name="N4">
      <style:table-cell-properties fo:border-bottom="none" fo:border-left="0.99pt solid #000000" fo:border-right="2.01pt solid #000000" fo:border-top="0.99pt solid #000000"/>
    </style:style>
    <style:style style:name="ce15" style:family="table-cell" style:parent-style-name="Pivot_20_Table_20_Value" style:data-style-name="N4">
      <style:table-cell-properties fo:border-bottom="none" fo:border-left="0.99pt solid #000000" fo:border-right="2.01pt solid #000000" fo:border-top="none"/>
    </style:style>
    <style:style style:name="ce16" style:family="table-cell" style:parent-style-name="Pivot_20_Table_20_Value" style:data-style-name="N4">
      <style:table-cell-properties fo:border-bottom="0.99pt solid #000000" fo:border-left="0.99pt solid #000000" fo:border-right="2.01pt solid #000000" fo:border-top="none"/>
    </style:style>
    <style:style style:name="ce17" style:family="table-cell" style:parent-style-name="Pivot_20_Table_20_Result" style:data-style-name="N4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r_Inventory" table:style-name="ta1">
        <table:shapes>
          <draw:frame draw:z-index="0" draw:style-name="gr1" draw:text-style-name="P1" svg:width="3.2429in" svg:height="4.1831in" svg:x="16.3559in" svg:y="0.2516in">
            <draw:object draw:notify-on-update-of-ranges="Car_Inventory.G2:Car_Inventory.G53 Car_Inventory.H2:Car_Inventory.H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13in" svg:height="3.5449in" svg:x="25.3823in" svg:y="3.9008in">
            <draw:object draw:notify-on-update-of-ranges="Car_Inventory.G1:Car_Inventory.G1 Car_Inventory.G2:Car_Inventory.G53 Car_Inventory.H1:Car_Inventory.H1 Car_Inventory.H2:Car_Inventory.H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9.3335in" svg:height="5.2594in" svg:x="13.4969in" svg:y="0.0626in">
            <draw:object draw:notify-on-update-of-ranges="Car_Inventory.G1:Car_Inventory.G1 Car_Inventory.G2:Car_Inventory.G53 Car_Inventory.H1:Car_Inventory.H1 Car_Inventory.H2:Car_Inventory.H5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Car ID</text:p>
          </table:table-cell>
          <table:table-cell table:style-name="ce1" office:value-type="string" calcext:value-type="string">
            <text:p>Make</text:p>
          </table:table-cell>
          <table:table-cell table:style-name="ce2" office:value-type="string" calcext:value-type="string">
            <text:p>Make (Full Name)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Model (Full Name)</text:p>
          </table:table-cell>
          <table:table-cell table:style-name="ce1" office:value-type="string" calcext:value-type="string">
            <text:p>Manufacture Year</text:p>
          </table:table-cell>
          <table:table-cell table:style-name="ce1" office:value-type="string" calcext:value-type="string">
            <text:p>Age</text:p>
          </table:table-cell>
          <table:table-cell table:style-name="ce3" office:value-type="string" calcext:value-type="string">
            <text:p>Miles</text:p>
          </table:table-cell>
          <table:table-cell table:style-name="ce7" office:value-type="string" calcext:value-type="string">
            <text:p>Miles / Year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Warantee Miles</text:p>
          </table:table-cell>
          <table:table-cell table:style-name="ce1" office:value-type="string" calcext:value-type="string">
            <text:p>Covered?</text:p>
          </table:table-cell>
          <table:table-cell table:style-name="ce1" office:value-type="string" calcext:value-type="string">
            <text:p>New Car ID</text:p>
          </table:table-cell>
        </table:table-row>
        <table:table-row table:style-name="ro1">
          <table:table-cell office:value-type="string" calcext:value-type="string">
            <text:p>TY96CAM020</text:p>
          </table:table-cell>
          <table:table-cell table:formula="of:=LEFT([.A2];2)" office:value-type="string" office:string-value="TY" calcext:value-type="string">
            <text:p>TY</text:p>
          </table:table-cell>
          <table:table-cell table:formula="of:=VLOOKUP([.B2];[.B$57:.C$62];2)" office:value-type="string" office:string-value="Toyota" calcext:value-type="string">
            <text:p>Toyota</text:p>
          </table:table-cell>
          <table:table-cell table:formula="of:=MID([.A2];5;3)" office:value-type="string" office:string-value="CAM" calcext:value-type="string">
            <text:p>CAM</text:p>
          </table:table-cell>
          <table:table-cell table:formula="of:=VLOOKUP([.D2];[.D$57:.E$67];2)" office:value-type="string" office:string-value="Camrey" calcext:value-type="string">
            <text:p>Camrey</text:p>
          </table:table-cell>
          <table:table-cell table:formula="of:=MID([.A2];3;2)" office:value-type="string" office:string-value="96" calcext:value-type="string">
            <text:p>96</text:p>
          </table:table-cell>
          <table:table-cell table:formula="of:=IF(21-[.F2]&lt;0;100-[.F2]+21; 21-[.F2])" office:value-type="float" office:value="25" calcext:value-type="float">
            <text:p>25</text:p>
          </table:table-cell>
          <table:table-cell table:style-name="ce4" office:value-type="float" office:value="114660.6" calcext:value-type="float">
            <text:p>114,660.60</text:p>
          </table:table-cell>
          <table:table-cell table:style-name="ce8" table:formula="of:=[.H2]/([.F2]+0.5)" office:value-type="float" office:value="1188.19274611399" calcext:value-type="float">
            <text:p>1,188.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han</text:p>
          </table:table-cell>
          <table:table-cell office:value-type="float" office:value="100000" calcext:value-type="float">
            <text:p>100000</text:p>
          </table:table-cell>
          <table:table-cell table:formula="of:=IF([.H2]&lt;=[.L2];&quot;Y&quot;;&quot;Not Covered&quot;)" office:value-type="string" office:string-value="Not Covered" calcext:value-type="string">
            <text:p>Not Covered</text:p>
          </table:table-cell>
          <table:table-cell table:formula="of:=CONCATENATE([.B2];[.F2];[.D2];UPPER(LEFT([.J2];3));RIGHT([.A2];3))" office:value-type="string" office:string-value="TY96CAMGRE020" calcext:value-type="string">
            <text:p>TY96CAMGRE020</text:p>
          </table:table-cell>
        </table:table-row>
        <table:table-row table:style-name="ro1">
          <table:table-cell office:value-type="string" calcext:value-type="string">
            <text:p>TY98CAM021</text:p>
          </table:table-cell>
          <table:table-cell table:formula="of:=LEFT([.A3];2)" office:value-type="string" office:string-value="TY" calcext:value-type="string">
            <text:p>TY</text:p>
          </table:table-cell>
          <table:table-cell table:formula="of:=VLOOKUP([.B3];[.B$57:.C$62];2)" office:value-type="string" office:string-value="Toyota" calcext:value-type="string">
            <text:p>Toyota</text:p>
          </table:table-cell>
          <table:table-cell table:formula="of:=MID([.A3];5;3)" office:value-type="string" office:string-value="CAM" calcext:value-type="string">
            <text:p>CAM</text:p>
          </table:table-cell>
          <table:table-cell table:formula="of:=VLOOKUP([.D3];[.D$57:.E$67];2)" office:value-type="string" office:string-value="Camrey" calcext:value-type="string">
            <text:p>Camrey</text:p>
          </table:table-cell>
          <table:table-cell table:formula="of:=MID([.A3];3;2)" office:value-type="string" office:string-value="98" calcext:value-type="string">
            <text:p>98</text:p>
          </table:table-cell>
          <table:table-cell table:formula="of:=IF(21-[.F3]&lt;0;100-[.F3]+21; 21-[.F3])" office:value-type="float" office:value="23" calcext:value-type="float">
            <text:p>23</text:p>
          </table:table-cell>
          <table:table-cell table:style-name="ce4" office:value-type="float" office:value="93382.6" calcext:value-type="float">
            <text:p>93,382.60</text:p>
          </table:table-cell>
          <table:table-cell table:style-name="ce8" table:formula="of:=[.H3]/([.F3]+0.5)" office:value-type="float" office:value="948.046700507614" calcext:value-type="float">
            <text:p>948.0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wartz</text:p>
          </table:table-cell>
          <table:table-cell office:value-type="float" office:value="100000" calcext:value-type="float">
            <text:p>100000</text:p>
          </table:table-cell>
          <table:table-cell table:formula="of:=IF([.H3]&lt;=[.L3];&quot;Y&quot;;&quot;Not Covered&quot;)" office:value-type="string" office:string-value="Y" calcext:value-type="string">
            <text:p>Y</text:p>
          </table:table-cell>
          <table:table-cell table:formula="of:=CONCATENATE([.B3];[.F3];[.D3];UPPER(LEFT([.J3];3));RIGHT([.A3];3))" office:value-type="string" office:string-value="TY98CAMBLA021" calcext:value-type="string">
            <text:p>TY98CAMBLA021</text:p>
          </table:table-cell>
        </table:table-row>
        <table:table-row table:style-name="ro1">
          <table:table-cell office:value-type="string" calcext:value-type="string">
            <text:p>TY00CAM022</text:p>
          </table:table-cell>
          <table:table-cell table:formula="of:=LEFT([.A4];2)" office:value-type="string" office:string-value="TY" calcext:value-type="string">
            <text:p>TY</text:p>
          </table:table-cell>
          <table:table-cell table:formula="of:=VLOOKUP([.B4];[.B$57:.C$62];2)" office:value-type="string" office:string-value="Toyota" calcext:value-type="string">
            <text:p>Toyota</text:p>
          </table:table-cell>
          <table:table-cell table:formula="of:=MID([.A4];5;3)" office:value-type="string" office:string-value="CAM" calcext:value-type="string">
            <text:p>CAM</text:p>
          </table:table-cell>
          <table:table-cell table:formula="of:=VLOOKUP([.D4];[.D$57:.E$67];2)" office:value-type="string" office:string-value="Camrey" calcext:value-type="string">
            <text:p>Camrey</text:p>
          </table:table-cell>
          <table:table-cell table:formula="of:=MID([.A4];3;2)" office:value-type="string" office:string-value="00" calcext:value-type="string">
            <text:p>00</text:p>
          </table:table-cell>
          <table:table-cell table:formula="of:=IF(21-[.F4]&lt;0;100-[.F4]+21; 21-[.F4])" office:value-type="float" office:value="21" calcext:value-type="float">
            <text:p>21</text:p>
          </table:table-cell>
          <table:table-cell table:style-name="ce4" office:value-type="float" office:value="85928" calcext:value-type="float">
            <text:p>85,928.00</text:p>
          </table:table-cell>
          <table:table-cell table:style-name="ce8" table:formula="of:=[.H4]/([.F4]+0.5)" office:value-type="float" office:value="171856" calcext:value-type="float">
            <text:p>171,856.0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wenty</text:p>
          </table:table-cell>
          <table:table-cell office:value-type="float" office:value="100000" calcext:value-type="float">
            <text:p>100000</text:p>
          </table:table-cell>
          <table:table-cell table:formula="of:=IF([.H4]&lt;=[.L4];&quot;Y&quot;;&quot;Not Covered&quot;)" office:value-type="string" office:string-value="Y" calcext:value-type="string">
            <text:p>Y</text:p>
          </table:table-cell>
          <table:table-cell table:formula="of:=CONCATENATE([.B4];[.F4];[.D4];UPPER(LEFT([.J4];3));RIGHT([.A4];3))" office:value-type="string" office:string-value="TY00CAMGRE022" calcext:value-type="string">
            <text:p>TY00CAMGRE022</text:p>
          </table:table-cell>
        </table:table-row>
        <table:table-row table:style-name="ro1">
          <table:table-cell office:value-type="string" calcext:value-type="string">
            <text:p>GM98SLV018</text:p>
          </table:table-cell>
          <table:table-cell table:formula="of:=LEFT([.A5];2)" office:value-type="string" office:string-value="GM" calcext:value-type="string">
            <text:p>GM</text:p>
          </table:table-cell>
          <table:table-cell table:formula="of:=VLOOKUP([.B5];[.B$57:.C$62];2)" office:value-type="string" office:string-value="General Motors" calcext:value-type="string">
            <text:p>General Motors</text:p>
          </table:table-cell>
          <table:table-cell table:formula="of:=MID([.A5];5;3)" office:value-type="string" office:string-value="SLV" calcext:value-type="string">
            <text:p>SLV</text:p>
          </table:table-cell>
          <table:table-cell table:formula="of:=VLOOKUP([.D5];[.D$57:.E$67];2)" office:value-type="string" office:string-value="Silverado" calcext:value-type="string">
            <text:p>Silverado</text:p>
          </table:table-cell>
          <table:table-cell table:formula="of:=MID([.A5];3;2)" office:value-type="string" office:string-value="98" calcext:value-type="string">
            <text:p>98</text:p>
          </table:table-cell>
          <table:table-cell table:formula="of:=IF(21-[.F5]&lt;0;100-[.F5]+21; 21-[.F5])" office:value-type="float" office:value="23" calcext:value-type="float">
            <text:p>23</text:p>
          </table:table-cell>
          <table:table-cell table:style-name="ce4" office:value-type="float" office:value="83162.7" calcext:value-type="float">
            <text:p>83,162.70</text:p>
          </table:table-cell>
          <table:table-cell table:style-name="ce8" table:formula="of:=[.H5]/([.F5]+0.5)" office:value-type="float" office:value="844.291370558376" calcext:value-type="float">
            <text:p>844.2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antos</text:p>
          </table:table-cell>
          <table:table-cell office:value-type="float" office:value="100000" calcext:value-type="float">
            <text:p>100000</text:p>
          </table:table-cell>
          <table:table-cell table:formula="of:=IF([.H5]&lt;=[.L5];&quot;Y&quot;;&quot;Not Covered&quot;)" office:value-type="string" office:string-value="Y" calcext:value-type="string">
            <text:p>Y</text:p>
          </table:table-cell>
          <table:table-cell table:formula="of:=CONCATENATE([.B5];[.F5];[.D5];UPPER(LEFT([.J5];3));RIGHT([.A5];3))" office:value-type="string" office:string-value="GM98SLVBLA018" calcext:value-type="string">
            <text:p>GM98SLVBLA018</text:p>
          </table:table-cell>
        </table:table-row>
        <table:table-row table:style-name="ro1">
          <table:table-cell office:value-type="string" calcext:value-type="string">
            <text:p>HO99CIV030</text:p>
          </table:table-cell>
          <table:table-cell table:formula="of:=LEFT([.A6];2)" office:value-type="string" office:string-value="HO" calcext:value-type="string">
            <text:p>HO</text:p>
          </table:table-cell>
          <table:table-cell table:formula="of:=VLOOKUP([.B6];[.B$57:.C$62];2)" office:value-type="string" office:string-value="Honda" calcext:value-type="string">
            <text:p>Honda</text:p>
          </table:table-cell>
          <table:table-cell table:formula="of:=MID([.A6];5;3)" office:value-type="string" office:string-value="CIV" calcext:value-type="string">
            <text:p>CIV</text:p>
          </table:table-cell>
          <table:table-cell table:formula="of:=VLOOKUP([.D6];[.D$57:.E$67];2)" office:value-type="string" office:string-value="Civic" calcext:value-type="string">
            <text:p>Civic</text:p>
          </table:table-cell>
          <table:table-cell table:formula="of:=MID([.A6];3;2)" office:value-type="string" office:string-value="99" calcext:value-type="string">
            <text:p>99</text:p>
          </table:table-cell>
          <table:table-cell table:formula="of:=IF(21-[.F6]&lt;0;100-[.F6]+21; 21-[.F6])" office:value-type="float" office:value="22" calcext:value-type="float">
            <text:p>22</text:p>
          </table:table-cell>
          <table:table-cell table:style-name="ce4" office:value-type="float" office:value="82374" calcext:value-type="float">
            <text:p>82,374.00</text:p>
          </table:table-cell>
          <table:table-cell table:style-name="ce8" table:formula="of:=[.H6]/([.F6]+0.5)" office:value-type="float" office:value="827.879396984925" calcext:value-type="float">
            <text:p>827.8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driguez</text:p>
          </table:table-cell>
          <table:table-cell office:value-type="float" office:value="75000" calcext:value-type="float">
            <text:p>75000</text:p>
          </table:table-cell>
          <table:table-cell table:formula="of:=IF([.H6]&lt;=[.L6];&quot;Y&quot;;&quot;Not Covered&quot;)" office:value-type="string" office:string-value="Not Covered" calcext:value-type="string">
            <text:p>Not Covered</text:p>
          </table:table-cell>
          <table:table-cell table:formula="of:=CONCATENATE([.B6];[.F6];[.D6];UPPER(LEFT([.J6];3));RIGHT([.A6];3))" office:value-type="string" office:string-value="HO99CIVWHI030" calcext:value-type="string">
            <text:p>HO99CIVWHI030</text:p>
          </table:table-cell>
        </table:table-row>
        <table:table-row table:style-name="ro1">
          <table:table-cell office:value-type="string" calcext:value-type="string">
            <text:p>GM00SLV019</text:p>
          </table:table-cell>
          <table:table-cell table:formula="of:=LEFT([.A7];2)" office:value-type="string" office:string-value="GM" calcext:value-type="string">
            <text:p>GM</text:p>
          </table:table-cell>
          <table:table-cell table:formula="of:=VLOOKUP([.B7];[.B$57:.C$62];2)" office:value-type="string" office:string-value="General Motors" calcext:value-type="string">
            <text:p>General Motors</text:p>
          </table:table-cell>
          <table:table-cell table:formula="of:=MID([.A7];5;3)" office:value-type="string" office:string-value="SLV" calcext:value-type="string">
            <text:p>SLV</text:p>
          </table:table-cell>
          <table:table-cell table:formula="of:=VLOOKUP([.D7];[.D$57:.E$67];2)" office:value-type="string" office:string-value="Silverado" calcext:value-type="string">
            <text:p>Silverado</text:p>
          </table:table-cell>
          <table:table-cell table:formula="of:=MID([.A7];3;2)" office:value-type="string" office:string-value="00" calcext:value-type="string">
            <text:p>00</text:p>
          </table:table-cell>
          <table:table-cell table:formula="of:=IF(21-[.F7]&lt;0;100-[.F7]+21; 21-[.F7])" office:value-type="float" office:value="21" calcext:value-type="float">
            <text:p>21</text:p>
          </table:table-cell>
          <table:table-cell table:style-name="ce4" office:value-type="float" office:value="80685.8" calcext:value-type="float">
            <text:p>80,685.80</text:p>
          </table:table-cell>
          <table:table-cell table:style-name="ce8" table:formula="of:=[.H7]/([.F7]+0.5)" office:value-type="float" office:value="161371.6" calcext:value-type="float">
            <text:p>161,371.6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Vizzini</text:p>
          </table:table-cell>
          <table:table-cell office:value-type="float" office:value="100000" calcext:value-type="float">
            <text:p>100000</text:p>
          </table:table-cell>
          <table:table-cell table:formula="of:=IF([.H7]&lt;=[.L7];&quot;Y&quot;;&quot;Not Covered&quot;)" office:value-type="string" office:string-value="Y" calcext:value-type="string">
            <text:p>Y</text:p>
          </table:table-cell>
          <table:table-cell table:formula="of:=CONCATENATE([.B7];[.F7];[.D7];UPPER(LEFT([.J7];3));RIGHT([.A7];3))" office:value-type="string" office:string-value="GM00SLVBLU019" calcext:value-type="string">
            <text:p>GM00SLVBLU019</text:p>
          </table:table-cell>
        </table:table-row>
        <table:table-row table:style-name="ro1">
          <table:table-cell office:value-type="string" calcext:value-type="string">
            <text:p>CR99CAR045</text:p>
          </table:table-cell>
          <table:table-cell table:formula="of:=LEFT([.A8];2)" office:value-type="string" office:string-value="CR" calcext:value-type="string">
            <text:p>CR</text:p>
          </table:table-cell>
          <table:table-cell table:formula="of:=VLOOKUP([.B8];[.B$57:.C$62];2)" office:value-type="string" office:string-value="Chrysler" calcext:value-type="string">
            <text:p>Chrysler</text:p>
          </table:table-cell>
          <table:table-cell table:formula="of:=MID([.A8];5;3)" office:value-type="string" office:string-value="CAR" calcext:value-type="string">
            <text:p>CAR</text:p>
          </table:table-cell>
          <table:table-cell table:formula="of:=VLOOKUP([.D8];[.D$57:.E$67];2)" office:value-type="string" office:string-value="Caravan" calcext:value-type="string">
            <text:p>Caravan</text:p>
          </table:table-cell>
          <table:table-cell table:formula="of:=MID([.A8];3;2)" office:value-type="string" office:string-value="99" calcext:value-type="string">
            <text:p>99</text:p>
          </table:table-cell>
          <table:table-cell table:formula="of:=IF(21-[.F8]&lt;0;100-[.F8]+21; 21-[.F8])" office:value-type="float" office:value="22" calcext:value-type="float">
            <text:p>22</text:p>
          </table:table-cell>
          <table:table-cell table:style-name="ce4" office:value-type="float" office:value="79420.6" calcext:value-type="float">
            <text:p>79,420.60</text:p>
          </table:table-cell>
          <table:table-cell table:style-name="ce8" table:formula="of:=[.H8]/([.F8]+0.5)" office:value-type="float" office:value="798.196984924623" calcext:value-type="float">
            <text:p>798.2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Hulinski</text:p>
          </table:table-cell>
          <table:table-cell office:value-type="float" office:value="75000" calcext:value-type="float">
            <text:p>75000</text:p>
          </table:table-cell>
          <table:table-cell table:formula="of:=IF([.H8]&lt;=[.L8];&quot;Y&quot;;&quot;Not Covered&quot;)" office:value-type="string" office:string-value="Not Covered" calcext:value-type="string">
            <text:p>Not Covered</text:p>
          </table:table-cell>
          <table:table-cell table:formula="of:=CONCATENATE([.B8];[.F8];[.D8];UPPER(LEFT([.J8];3));RIGHT([.A8];3))" office:value-type="string" office:string-value="CR99CARGRE045" calcext:value-type="string">
            <text:p>CR99CARGRE045</text:p>
          </table:table-cell>
        </table:table-row>
        <table:table-row table:style-name="ro1">
          <table:table-cell office:value-type="string" calcext:value-type="string">
            <text:p>CR00CAR046</text:p>
          </table:table-cell>
          <table:table-cell table:formula="of:=LEFT([.A9];2)" office:value-type="string" office:string-value="CR" calcext:value-type="string">
            <text:p>CR</text:p>
          </table:table-cell>
          <table:table-cell table:formula="of:=VLOOKUP([.B9];[.B$57:.C$62];2)" office:value-type="string" office:string-value="Chrysler" calcext:value-type="string">
            <text:p>Chrysler</text:p>
          </table:table-cell>
          <table:table-cell table:formula="of:=MID([.A9];5;3)" office:value-type="string" office:string-value="CAR" calcext:value-type="string">
            <text:p>CAR</text:p>
          </table:table-cell>
          <table:table-cell table:formula="of:=VLOOKUP([.D9];[.D$57:.E$67];2)" office:value-type="string" office:string-value="Caravan" calcext:value-type="string">
            <text:p>Caravan</text:p>
          </table:table-cell>
          <table:table-cell table:formula="of:=MID([.A9];3;2)" office:value-type="string" office:string-value="00" calcext:value-type="string">
            <text:p>00</text:p>
          </table:table-cell>
          <table:table-cell table:formula="of:=IF(21-[.F9]&lt;0;100-[.F9]+21; 21-[.F9])" office:value-type="float" office:value="21" calcext:value-type="float">
            <text:p>21</text:p>
          </table:table-cell>
          <table:table-cell table:style-name="ce4" office:value-type="float" office:value="77243.1" calcext:value-type="float">
            <text:p>77,243.10</text:p>
          </table:table-cell>
          <table:table-cell table:style-name="ce8" table:formula="of:=[.H9]/([.F9]+0.5)" office:value-type="float" office:value="154486.2" calcext:value-type="float">
            <text:p>154,486.2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Jones</text:p>
          </table:table-cell>
          <table:table-cell office:value-type="float" office:value="75000" calcext:value-type="float">
            <text:p>75000</text:p>
          </table:table-cell>
          <table:table-cell table:formula="of:=IF([.H9]&lt;=[.L9];&quot;Y&quot;;&quot;Not Covered&quot;)" office:value-type="string" office:string-value="Not Covered" calcext:value-type="string">
            <text:p>Not Covered</text:p>
          </table:table-cell>
          <table:table-cell table:formula="of:=CONCATENATE([.B9];[.F9];[.D9];UPPER(LEFT([.J9];3));RIGHT([.A9];3))" office:value-type="string" office:string-value="CR00CARBLA046" calcext:value-type="string">
            <text:p>CR00CARBLA046</text:p>
          </table:table-cell>
        </table:table-row>
        <table:table-row table:style-name="ro1">
          <table:table-cell office:value-type="string" calcext:value-type="string">
            <text:p>TY03COR026</text:p>
          </table:table-cell>
          <table:table-cell table:formula="of:=LEFT([.A10];2)" office:value-type="string" office:string-value="TY" calcext:value-type="string">
            <text:p>TY</text:p>
          </table:table-cell>
          <table:table-cell table:formula="of:=VLOOKUP([.B10];[.B$57:.C$62];2)" office:value-type="string" office:string-value="Toyota" calcext:value-type="string">
            <text:p>Toyota</text:p>
          </table:table-cell>
          <table:table-cell table:formula="of:=MID([.A10];5;3)" office:value-type="string" office:string-value="COR" calcext:value-type="string">
            <text:p>COR</text:p>
          </table:table-cell>
          <table:table-cell table:formula="of:=VLOOKUP([.D10];[.D$57:.E$67];2)" office:value-type="string" office:string-value="Corola" calcext:value-type="string">
            <text:p>Corola</text:p>
          </table:table-cell>
          <table:table-cell table:formula="of:=MID([.A10];3;2)" office:value-type="string" office:string-value="03" calcext:value-type="string">
            <text:p>03</text:p>
          </table:table-cell>
          <table:table-cell table:formula="of:=IF(21-[.F10]&lt;0;100-[.F10]+21; 21-[.F10])" office:value-type="float" office:value="18" calcext:value-type="float">
            <text:p>18</text:p>
          </table:table-cell>
          <table:table-cell table:style-name="ce4" office:value-type="float" office:value="73444.4" calcext:value-type="float">
            <text:p>73,444.40</text:p>
          </table:table-cell>
          <table:table-cell table:style-name="ce8" table:formula="of:=[.H10]/([.F10]+0.5)" office:value-type="float" office:value="20984.1142857143" calcext:value-type="float">
            <text:p>20,984.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aul</text:p>
          </table:table-cell>
          <table:table-cell office:value-type="float" office:value="100000" calcext:value-type="float">
            <text:p>100000</text:p>
          </table:table-cell>
          <table:table-cell table:formula="of:=IF([.H10]&lt;=[.L10];&quot;Y&quot;;&quot;Not Covered&quot;)" office:value-type="string" office:string-value="Y" calcext:value-type="string">
            <text:p>Y</text:p>
          </table:table-cell>
          <table:table-cell table:formula="of:=CONCATENATE([.B10];[.F10];[.D10];UPPER(LEFT([.J10];3));RIGHT([.A10];3))" office:value-type="string" office:string-value="TY03CORBLA026" calcext:value-type="string">
            <text:p>TY03CORBLA026</text:p>
          </table:table-cell>
        </table:table-row>
        <table:table-row table:style-name="ro1">
          <table:table-cell office:value-type="string" calcext:value-type="string">
            <text:p>CR04CAR047</text:p>
          </table:table-cell>
          <table:table-cell table:formula="of:=LEFT([.A11];2)" office:value-type="string" office:string-value="CR" calcext:value-type="string">
            <text:p>CR</text:p>
          </table:table-cell>
          <table:table-cell table:formula="of:=VLOOKUP([.B11];[.B$57:.C$62];2)" office:value-type="string" office:string-value="Chrysler" calcext:value-type="string">
            <text:p>Chrysler</text:p>
          </table:table-cell>
          <table:table-cell table:formula="of:=MID([.A11];5;3)" office:value-type="string" office:string-value="CAR" calcext:value-type="string">
            <text:p>CAR</text:p>
          </table:table-cell>
          <table:table-cell table:formula="of:=VLOOKUP([.D11];[.D$57:.E$67];2)" office:value-type="string" office:string-value="Caravan" calcext:value-type="string">
            <text:p>Caravan</text:p>
          </table:table-cell>
          <table:table-cell table:formula="of:=MID([.A11];3;2)" office:value-type="string" office:string-value="04" calcext:value-type="string">
            <text:p>04</text:p>
          </table:table-cell>
          <table:table-cell table:formula="of:=IF(21-[.F11]&lt;0;100-[.F11]+21; 21-[.F11])" office:value-type="float" office:value="17" calcext:value-type="float">
            <text:p>17</text:p>
          </table:table-cell>
          <table:table-cell table:style-name="ce4" office:value-type="float" office:value="72527.2" calcext:value-type="float">
            <text:p>72,527.20</text:p>
          </table:table-cell>
          <table:table-cell table:style-name="ce8" table:formula="of:=[.H11]/([.F11]+0.5)" office:value-type="float" office:value="16117.1555555556" calcext:value-type="float">
            <text:p>16,117.1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rd</text:p>
          </table:table-cell>
          <table:table-cell office:value-type="float" office:value="75000" calcext:value-type="float">
            <text:p>75000</text:p>
          </table:table-cell>
          <table:table-cell table:formula="of:=IF([.H11]&lt;=[.L11];&quot;Y&quot;;&quot;Not Covered&quot;)" office:value-type="string" office:string-value="Y" calcext:value-type="string">
            <text:p>Y</text:p>
          </table:table-cell>
          <table:table-cell table:formula="of:=CONCATENATE([.B11];[.F11];[.D11];UPPER(LEFT([.J11];3));RIGHT([.A11];3))" office:value-type="string" office:string-value="CR04CARWHI047" calcext:value-type="string">
            <text:p>CR04CARWHI047</text:p>
          </table:table-cell>
        </table:table-row>
        <table:table-row table:style-name="ro1">
          <table:table-cell office:value-type="string" calcext:value-type="string">
            <text:p>HO01CIV031</text:p>
          </table:table-cell>
          <table:table-cell table:formula="of:=LEFT([.A12];2)" office:value-type="string" office:string-value="HO" calcext:value-type="string">
            <text:p>HO</text:p>
          </table:table-cell>
          <table:table-cell table:formula="of:=VLOOKUP([.B12];[.B$57:.C$62];2)" office:value-type="string" office:string-value="Honda" calcext:value-type="string">
            <text:p>Honda</text:p>
          </table:table-cell>
          <table:table-cell table:formula="of:=MID([.A12];5;3)" office:value-type="string" office:string-value="CIV" calcext:value-type="string">
            <text:p>CIV</text:p>
          </table:table-cell>
          <table:table-cell table:formula="of:=VLOOKUP([.D12];[.D$57:.E$67];2)" office:value-type="string" office:string-value="Civic" calcext:value-type="string">
            <text:p>Civic</text:p>
          </table:table-cell>
          <table:table-cell table:formula="of:=MID([.A12];3;2)" office:value-type="string" office:string-value="01" calcext:value-type="string">
            <text:p>01</text:p>
          </table:table-cell>
          <table:table-cell table:formula="of:=IF(21-[.F12]&lt;0;100-[.F12]+21; 21-[.F12])" office:value-type="float" office:value="20" calcext:value-type="float">
            <text:p>20</text:p>
          </table:table-cell>
          <table:table-cell table:style-name="ce4" office:value-type="float" office:value="69891.9" calcext:value-type="float">
            <text:p>69,891.90</text:p>
          </table:table-cell>
          <table:table-cell table:style-name="ce8" table:formula="of:=[.H12]/([.F12]+0.5)" office:value-type="float" office:value="46594.6" calcext:value-type="float">
            <text:p>46,594.6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Jones</text:p>
          </table:table-cell>
          <table:table-cell office:value-type="float" office:value="75000" calcext:value-type="float">
            <text:p>75000</text:p>
          </table:table-cell>
          <table:table-cell table:formula="of:=IF([.H12]&lt;=[.L12];&quot;Y&quot;;&quot;Not Covered&quot;)" office:value-type="string" office:string-value="Y" calcext:value-type="string">
            <text:p>Y</text:p>
          </table:table-cell>
          <table:table-cell table:formula="of:=CONCATENATE([.B12];[.F12];[.D12];UPPER(LEFT([.J12];3));RIGHT([.A12];3))" office:value-type="string" office:string-value="HO01CIVBLU031" calcext:value-type="string">
            <text:p>HO01CIVBLU031</text:p>
          </table:table-cell>
        </table:table-row>
        <table:table-row table:style-name="ro1">
          <table:table-cell office:value-type="string" calcext:value-type="string">
            <text:p>HO01ODY040</text:p>
          </table:table-cell>
          <table:table-cell table:formula="of:=LEFT([.A13];2)" office:value-type="string" office:string-value="HO" calcext:value-type="string">
            <text:p>HO</text:p>
          </table:table-cell>
          <table:table-cell table:formula="of:=VLOOKUP([.B13];[.B$57:.C$62];2)" office:value-type="string" office:string-value="Honda" calcext:value-type="string">
            <text:p>Honda</text:p>
          </table:table-cell>
          <table:table-cell table:formula="of:=MID([.A13];5;3)" office:value-type="string" office:string-value="ODY" calcext:value-type="string">
            <text:p>ODY</text:p>
          </table:table-cell>
          <table:table-cell table:formula="of:=VLOOKUP([.D13];[.D$57:.E$67];2)" office:value-type="string" office:string-value="Odyssey" calcext:value-type="string">
            <text:p>Odyssey</text:p>
          </table:table-cell>
          <table:table-cell table:formula="of:=MID([.A13];3;2)" office:value-type="string" office:string-value="01" calcext:value-type="string">
            <text:p>01</text:p>
          </table:table-cell>
          <table:table-cell table:formula="of:=IF(21-[.F13]&lt;0;100-[.F13]+21; 21-[.F13])" office:value-type="float" office:value="20" calcext:value-type="float">
            <text:p>20</text:p>
          </table:table-cell>
          <table:table-cell table:style-name="ce4" office:value-type="float" office:value="68658.9" calcext:value-type="float">
            <text:p>68,658.90</text:p>
          </table:table-cell>
          <table:table-cell table:style-name="ce8" table:formula="of:=[.H13]/([.F13]+0.5)" office:value-type="float" office:value="45772.6" calcext:value-type="float">
            <text:p>45,772.6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mith</text:p>
          </table:table-cell>
          <table:table-cell office:value-type="float" office:value="100000" calcext:value-type="float">
            <text:p>100000</text:p>
          </table:table-cell>
          <table:table-cell table:formula="of:=IF([.H13]&lt;=[.L13];&quot;Y&quot;;&quot;Not Covered&quot;)" office:value-type="string" office:string-value="Y" calcext:value-type="string">
            <text:p>Y</text:p>
          </table:table-cell>
          <table:table-cell table:formula="of:=CONCATENATE([.B13];[.F13];[.D13];UPPER(LEFT([.J13];3));RIGHT([.A13];3))" office:value-type="string" office:string-value="HO01ODYBLA040" calcext:value-type="string">
            <text:p>HO01ODYBLA040</text:p>
          </table:table-cell>
        </table:table-row>
        <table:table-row table:style-name="ro1">
          <table:table-cell office:value-type="string" calcext:value-type="string">
            <text:p>TY02CAM023</text:p>
          </table:table-cell>
          <table:table-cell table:formula="of:=LEFT([.A14];2)" office:value-type="string" office:string-value="TY" calcext:value-type="string">
            <text:p>TY</text:p>
          </table:table-cell>
          <table:table-cell table:formula="of:=VLOOKUP([.B14];[.B$57:.C$62];2)" office:value-type="string" office:string-value="Toyota" calcext:value-type="string">
            <text:p>Toyota</text:p>
          </table:table-cell>
          <table:table-cell table:formula="of:=MID([.A14];5;3)" office:value-type="string" office:string-value="CAM" calcext:value-type="string">
            <text:p>CAM</text:p>
          </table:table-cell>
          <table:table-cell table:formula="of:=VLOOKUP([.D14];[.D$57:.E$67];2)" office:value-type="string" office:string-value="Camrey" calcext:value-type="string">
            <text:p>Camrey</text:p>
          </table:table-cell>
          <table:table-cell table:formula="of:=MID([.A14];3;2)" office:value-type="string" office:string-value="02" calcext:value-type="string">
            <text:p>02</text:p>
          </table:table-cell>
          <table:table-cell table:formula="of:=IF(21-[.F14]&lt;0;100-[.F14]+21; 21-[.F14])" office:value-type="float" office:value="19" calcext:value-type="float">
            <text:p>19</text:p>
          </table:table-cell>
          <table:table-cell table:style-name="ce4" office:value-type="float" office:value="67829.1" calcext:value-type="float">
            <text:p>67,829.10</text:p>
          </table:table-cell>
          <table:table-cell table:style-name="ce8" table:formula="of:=[.H14]/([.F14]+0.5)" office:value-type="float" office:value="27131.64" calcext:value-type="float">
            <text:p>27,131.6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mith</text:p>
          </table:table-cell>
          <table:table-cell office:value-type="float" office:value="100000" calcext:value-type="float">
            <text:p>100000</text:p>
          </table:table-cell>
          <table:table-cell table:formula="of:=IF([.H14]&lt;=[.L14];&quot;Y&quot;;&quot;Not Covered&quot;)" office:value-type="string" office:string-value="Y" calcext:value-type="string">
            <text:p>Y</text:p>
          </table:table-cell>
          <table:table-cell table:formula="of:=CONCATENATE([.B14];[.F14];[.D14];UPPER(LEFT([.J14];3));RIGHT([.A14];3))" office:value-type="string" office:string-value="TY02CAMBLA023" calcext:value-type="string">
            <text:p>TY02CAMBLA023</text:p>
          </table:table-cell>
        </table:table-row>
        <table:table-row table:style-name="ro1">
          <table:table-cell office:value-type="string" calcext:value-type="string">
            <text:p>CR04PTC042</text:p>
          </table:table-cell>
          <table:table-cell table:formula="of:=LEFT([.A15];2)" office:value-type="string" office:string-value="CR" calcext:value-type="string">
            <text:p>CR</text:p>
          </table:table-cell>
          <table:table-cell table:formula="of:=VLOOKUP([.B15];[.B$57:.C$62];2)" office:value-type="string" office:string-value="Chrysler" calcext:value-type="string">
            <text:p>Chrysler</text:p>
          </table:table-cell>
          <table:table-cell table:formula="of:=MID([.A15];5;3)" office:value-type="string" office:string-value="PTC" calcext:value-type="string">
            <text:p>PTC</text:p>
          </table:table-cell>
          <table:table-cell table:formula="of:=VLOOKUP([.D15];[.D$57:.E$67];2)" office:value-type="string" office:string-value="PT Cruiser" calcext:value-type="string">
            <text:p>PT Cruiser</text:p>
          </table:table-cell>
          <table:table-cell table:formula="of:=MID([.A15];3;2)" office:value-type="string" office:string-value="04" calcext:value-type="string">
            <text:p>04</text:p>
          </table:table-cell>
          <table:table-cell table:formula="of:=IF(21-[.F15]&lt;0;100-[.F15]+21; 21-[.F15])" office:value-type="float" office:value="17" calcext:value-type="float">
            <text:p>17</text:p>
          </table:table-cell>
          <table:table-cell table:style-name="ce4" office:value-type="float" office:value="64542" calcext:value-type="float">
            <text:p>64,542.00</text:p>
          </table:table-cell>
          <table:table-cell table:style-name="ce8" table:formula="of:=[.H15]/([.F15]+0.5)" office:value-type="float" office:value="14342.6666666667" calcext:value-type="float">
            <text:p>14,342.6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ith</text:p>
          </table:table-cell>
          <table:table-cell office:value-type="float" office:value="75000" calcext:value-type="float">
            <text:p>75000</text:p>
          </table:table-cell>
          <table:table-cell table:formula="of:=IF([.H15]&lt;=[.L15];&quot;Y&quot;;&quot;Not Covered&quot;)" office:value-type="string" office:string-value="Y" calcext:value-type="string">
            <text:p>Y</text:p>
          </table:table-cell>
          <table:table-cell table:formula="of:=CONCATENATE([.B15];[.F15];[.D15];UPPER(LEFT([.J15];3));RIGHT([.A15];3))" office:value-type="string" office:string-value="CR04PTCBLU042" calcext:value-type="string">
            <text:p>CR04PTCBLU042</text:p>
          </table:table-cell>
        </table:table-row>
        <table:table-row table:style-name="ro1">
          <table:table-cell office:value-type="string" calcext:value-type="string">
            <text:p>TY02COR025</text:p>
          </table:table-cell>
          <table:table-cell table:formula="of:=LEFT([.A16];2)" office:value-type="string" office:string-value="TY" calcext:value-type="string">
            <text:p>TY</text:p>
          </table:table-cell>
          <table:table-cell table:formula="of:=VLOOKUP([.B16];[.B$57:.C$62];2)" office:value-type="string" office:string-value="Toyota" calcext:value-type="string">
            <text:p>Toyota</text:p>
          </table:table-cell>
          <table:table-cell table:formula="of:=MID([.A16];5;3)" office:value-type="string" office:string-value="COR" calcext:value-type="string">
            <text:p>COR</text:p>
          </table:table-cell>
          <table:table-cell table:formula="of:=VLOOKUP([.D16];[.D$57:.E$67];2)" office:value-type="string" office:string-value="Corola" calcext:value-type="string">
            <text:p>Corola</text:p>
          </table:table-cell>
          <table:table-cell table:formula="of:=MID([.A16];3;2)" office:value-type="string" office:string-value="02" calcext:value-type="string">
            <text:p>02</text:p>
          </table:table-cell>
          <table:table-cell table:formula="of:=IF(21-[.F16]&lt;0;100-[.F16]+21; 21-[.F16])" office:value-type="float" office:value="19" calcext:value-type="float">
            <text:p>19</text:p>
          </table:table-cell>
          <table:table-cell table:style-name="ce4" office:value-type="float" office:value="64467.4" calcext:value-type="float">
            <text:p>64,467.40</text:p>
          </table:table-cell>
          <table:table-cell table:style-name="ce8" table:formula="of:=[.H16]/([.F16]+0.5)" office:value-type="float" office:value="25786.96" calcext:value-type="float">
            <text:p>25,786.9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aul</text:p>
          </table:table-cell>
          <table:table-cell office:value-type="float" office:value="100000" calcext:value-type="float">
            <text:p>100000</text:p>
          </table:table-cell>
          <table:table-cell table:formula="of:=IF([.H16]&lt;=[.L16];&quot;Y&quot;;&quot;Not Covered&quot;)" office:value-type="string" office:string-value="Y" calcext:value-type="string">
            <text:p>Y</text:p>
          </table:table-cell>
          <table:table-cell table:formula="of:=CONCATENATE([.B16];[.F16];[.D16];UPPER(LEFT([.J16];3));RIGHT([.A16];3))" office:value-type="string" office:string-value="TY02CORRED025" calcext:value-type="string">
            <text:p>TY02CORRED025</text:p>
          </table:table-cell>
        </table:table-row>
        <table:table-row table:style-name="ro1">
          <table:table-cell office:value-type="string" calcext:value-type="string">
            <text:p>HO05ODY037</text:p>
          </table:table-cell>
          <table:table-cell table:formula="of:=LEFT([.A17];2)" office:value-type="string" office:string-value="HO" calcext:value-type="string">
            <text:p>HO</text:p>
          </table:table-cell>
          <table:table-cell table:formula="of:=VLOOKUP([.B17];[.B$57:.C$62];2)" office:value-type="string" office:string-value="Honda" calcext:value-type="string">
            <text:p>Honda</text:p>
          </table:table-cell>
          <table:table-cell table:formula="of:=MID([.A17];5;3)" office:value-type="string" office:string-value="ODY" calcext:value-type="string">
            <text:p>ODY</text:p>
          </table:table-cell>
          <table:table-cell table:formula="of:=VLOOKUP([.D17];[.D$57:.E$67];2)" office:value-type="string" office:string-value="Odyssey" calcext:value-type="string">
            <text:p>Odyssey</text:p>
          </table:table-cell>
          <table:table-cell table:formula="of:=MID([.A17];3;2)" office:value-type="string" office:string-value="05" calcext:value-type="string">
            <text:p>05</text:p>
          </table:table-cell>
          <table:table-cell table:formula="of:=IF(21-[.F17]&lt;0;100-[.F17]+21; 21-[.F17])" office:value-type="float" office:value="16" calcext:value-type="float">
            <text:p>16</text:p>
          </table:table-cell>
          <table:table-cell table:style-name="ce4" office:value-type="float" office:value="60389.5" calcext:value-type="float">
            <text:p>60,389.50</text:p>
          </table:table-cell>
          <table:table-cell table:style-name="ce8" table:formula="of:=[.H17]/([.F17]+0.5)" office:value-type="float" office:value="10979.9090909091" calcext:value-type="float">
            <text:p>10,979.9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oward</text:p>
          </table:table-cell>
          <table:table-cell office:value-type="float" office:value="100000" calcext:value-type="float">
            <text:p>100000</text:p>
          </table:table-cell>
          <table:table-cell table:formula="of:=IF([.H17]&lt;=[.L17];&quot;Y&quot;;&quot;Not Covered&quot;)" office:value-type="string" office:string-value="Y" calcext:value-type="string">
            <text:p>Y</text:p>
          </table:table-cell>
          <table:table-cell table:formula="of:=CONCATENATE([.B17];[.F17];[.D17];UPPER(LEFT([.J17];3));RIGHT([.A17];3))" office:value-type="string" office:string-value="HO05ODYWHI037" calcext:value-type="string">
            <text:p>HO05ODYWHI037</text:p>
          </table:table-cell>
        </table:table-row>
        <table:table-row table:style-name="ro1">
          <table:table-cell office:value-type="string" calcext:value-type="string">
            <text:p>CR04CAR048</text:p>
          </table:table-cell>
          <table:table-cell table:formula="of:=LEFT([.A18];2)" office:value-type="string" office:string-value="CR" calcext:value-type="string">
            <text:p>CR</text:p>
          </table:table-cell>
          <table:table-cell table:formula="of:=VLOOKUP([.B18];[.B$57:.C$62];2)" office:value-type="string" office:string-value="Chrysler" calcext:value-type="string">
            <text:p>Chrysler</text:p>
          </table:table-cell>
          <table:table-cell table:formula="of:=MID([.A18];5;3)" office:value-type="string" office:string-value="CAR" calcext:value-type="string">
            <text:p>CAR</text:p>
          </table:table-cell>
          <table:table-cell table:formula="of:=VLOOKUP([.D18];[.D$57:.E$67];2)" office:value-type="string" office:string-value="Caravan" calcext:value-type="string">
            <text:p>Caravan</text:p>
          </table:table-cell>
          <table:table-cell table:formula="of:=MID([.A18];3;2)" office:value-type="string" office:string-value="04" calcext:value-type="string">
            <text:p>04</text:p>
          </table:table-cell>
          <table:table-cell table:formula="of:=IF(21-[.F18]&lt;0;100-[.F18]+21; 21-[.F18])" office:value-type="float" office:value="17" calcext:value-type="float">
            <text:p>17</text:p>
          </table:table-cell>
          <table:table-cell table:style-name="ce4" office:value-type="float" office:value="52699.4" calcext:value-type="float">
            <text:p>52,699.40</text:p>
          </table:table-cell>
          <table:table-cell table:style-name="ce8" table:formula="of:=[.H18]/([.F18]+0.5)" office:value-type="float" office:value="11710.9777777778" calcext:value-type="float">
            <text:p>11,710.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d</text:p>
          </table:table-cell>
          <table:table-cell office:value-type="float" office:value="75000" calcext:value-type="float">
            <text:p>75000</text:p>
          </table:table-cell>
          <table:table-cell table:formula="of:=IF([.H18]&lt;=[.L18];&quot;Y&quot;;&quot;Not Covered&quot;)" office:value-type="string" office:string-value="Y" calcext:value-type="string">
            <text:p>Y</text:p>
          </table:table-cell>
          <table:table-cell table:formula="of:=CONCATENATE([.B18];[.F18];[.D18];UPPER(LEFT([.J18];3));RIGHT([.A18];3))" office:value-type="string" office:string-value="CR04CARRED048" calcext:value-type="string">
            <text:p>CR04CARRED048</text:p>
          </table:table-cell>
        </table:table-row>
        <table:table-row table:style-name="ro1">
          <table:table-cell office:value-type="string" calcext:value-type="string">
            <text:p>FD06FCS007</text:p>
          </table:table-cell>
          <table:table-cell table:formula="of:=LEFT([.A19];2)" office:value-type="string" office:string-value="FD" calcext:value-type="string">
            <text:p>FD</text:p>
          </table:table-cell>
          <table:table-cell table:formula="of:=VLOOKUP([.B19];[.B$57:.C$62];2)" office:value-type="string" office:string-value="Ford" calcext:value-type="string">
            <text:p>Ford</text:p>
          </table:table-cell>
          <table:table-cell table:formula="of:=MID([.A19];5;3)" office:value-type="string" office:string-value="FCS" calcext:value-type="string">
            <text:p>FCS</text:p>
          </table:table-cell>
          <table:table-cell table:formula="of:=VLOOKUP([.D19];[.D$57:.E$67];2)" office:value-type="string" office:string-value="Focus" calcext:value-type="string">
            <text:p>Focus</text:p>
          </table:table-cell>
          <table:table-cell table:formula="of:=MID([.A19];3;2)" office:value-type="string" office:string-value="06" calcext:value-type="string">
            <text:p>06</text:p>
          </table:table-cell>
          <table:table-cell table:formula="of:=IF(21-[.F19]&lt;0;100-[.F19]+21; 21-[.F19])" office:value-type="float" office:value="15" calcext:value-type="float">
            <text:p>15</text:p>
          </table:table-cell>
          <table:table-cell table:style-name="ce4" office:value-type="float" office:value="52229.5" calcext:value-type="float">
            <text:p>52,229.50</text:p>
          </table:table-cell>
          <table:table-cell table:style-name="ce8" table:formula="of:=[.H19]/([.F19]+0.5)" office:value-type="float" office:value="8035.30769230769" calcext:value-type="float">
            <text:p>8,035.3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yon</text:p>
          </table:table-cell>
          <table:table-cell office:value-type="float" office:value="75000" calcext:value-type="float">
            <text:p>75000</text:p>
          </table:table-cell>
          <table:table-cell table:formula="of:=IF([.H19]&lt;=[.L19];&quot;Y&quot;;&quot;Not Covered&quot;)" office:value-type="string" office:string-value="Y" calcext:value-type="string">
            <text:p>Y</text:p>
          </table:table-cell>
          <table:table-cell table:formula="of:=CONCATENATE([.B19];[.F19];[.D19];UPPER(LEFT([.J19];3));RIGHT([.A19];3))" office:value-type="string" office:string-value="FD06FCSGRE007" calcext:value-type="string">
            <text:p>FD06FCSGRE007</text:p>
          </table:table-cell>
        </table:table-row>
        <table:table-row table:style-name="ro1">
          <table:table-cell office:value-type="string" calcext:value-type="string">
            <text:p>HO07ODY038</text:p>
          </table:table-cell>
          <table:table-cell table:formula="of:=LEFT([.A20];2)" office:value-type="string" office:string-value="HO" calcext:value-type="string">
            <text:p>HO</text:p>
          </table:table-cell>
          <table:table-cell table:formula="of:=VLOOKUP([.B20];[.B$57:.C$62];2)" office:value-type="string" office:string-value="Honda" calcext:value-type="string">
            <text:p>Honda</text:p>
          </table:table-cell>
          <table:table-cell table:formula="of:=MID([.A20];5;3)" office:value-type="string" office:string-value="ODY" calcext:value-type="string">
            <text:p>ODY</text:p>
          </table:table-cell>
          <table:table-cell table:formula="of:=VLOOKUP([.D20];[.D$57:.E$67];2)" office:value-type="string" office:string-value="Odyssey" calcext:value-type="string">
            <text:p>Odyssey</text:p>
          </table:table-cell>
          <table:table-cell table:formula="of:=MID([.A20];3;2)" office:value-type="string" office:string-value="07" calcext:value-type="string">
            <text:p>07</text:p>
          </table:table-cell>
          <table:table-cell table:formula="of:=IF(21-[.F20]&lt;0;100-[.F20]+21; 21-[.F20])" office:value-type="float" office:value="14" calcext:value-type="float">
            <text:p>14</text:p>
          </table:table-cell>
          <table:table-cell table:style-name="ce4" office:value-type="float" office:value="50854.1" calcext:value-type="float">
            <text:p>50,854.10</text:p>
          </table:table-cell>
          <table:table-cell table:style-name="ce8" table:formula="of:=[.H20]/([.F20]+0.5)" office:value-type="float" office:value="6780.54666666667" calcext:value-type="float">
            <text:p>6,780.5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wartz</text:p>
          </table:table-cell>
          <table:table-cell office:value-type="float" office:value="100000" calcext:value-type="float">
            <text:p>100000</text:p>
          </table:table-cell>
          <table:table-cell table:formula="of:=IF([.H20]&lt;=[.L20];&quot;Y&quot;;&quot;Not Covered&quot;)" office:value-type="string" office:string-value="Y" calcext:value-type="string">
            <text:p>Y</text:p>
          </table:table-cell>
          <table:table-cell table:formula="of:=CONCATENATE([.B20];[.F20];[.D20];UPPER(LEFT([.J20];3));RIGHT([.A20];3))" office:value-type="string" office:string-value="HO07ODYBLA038" calcext:value-type="string">
            <text:p>HO07ODYBLA038</text:p>
          </table:table-cell>
        </table:table-row>
        <table:table-row table:style-name="ro1">
          <table:table-cell office:value-type="string" calcext:value-type="string">
            <text:p>TY09CAM024</text:p>
          </table:table-cell>
          <table:table-cell table:formula="of:=LEFT([.A21];2)" office:value-type="string" office:string-value="TY" calcext:value-type="string">
            <text:p>TY</text:p>
          </table:table-cell>
          <table:table-cell table:formula="of:=VLOOKUP([.B21];[.B$57:.C$62];2)" office:value-type="string" office:string-value="Toyota" calcext:value-type="string">
            <text:p>Toyota</text:p>
          </table:table-cell>
          <table:table-cell table:formula="of:=MID([.A21];5;3)" office:value-type="string" office:string-value="CAM" calcext:value-type="string">
            <text:p>CAM</text:p>
          </table:table-cell>
          <table:table-cell table:formula="of:=VLOOKUP([.D21];[.D$57:.E$67];2)" office:value-type="string" office:string-value="Camrey" calcext:value-type="string">
            <text:p>Camrey</text:p>
          </table:table-cell>
          <table:table-cell table:formula="of:=MID([.A21];3;2)" office:value-type="string" office:string-value="09" calcext:value-type="string">
            <text:p>09</text:p>
          </table:table-cell>
          <table:table-cell table:formula="of:=IF(21-[.F21]&lt;0;100-[.F21]+21; 21-[.F21])" office:value-type="float" office:value="12" calcext:value-type="float">
            <text:p>12</text:p>
          </table:table-cell>
          <table:table-cell table:style-name="ce4" office:value-type="float" office:value="48114.2" calcext:value-type="float">
            <text:p>48,114.20</text:p>
          </table:table-cell>
          <table:table-cell table:style-name="ce8" table:formula="of:=[.H21]/([.F21]+0.5)" office:value-type="float" office:value="5064.65263157895" calcext:value-type="float">
            <text:p>5,064.6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oward</text:p>
          </table:table-cell>
          <table:table-cell office:value-type="float" office:value="100000" calcext:value-type="float">
            <text:p>100000</text:p>
          </table:table-cell>
          <table:table-cell table:formula="of:=IF([.H21]&lt;=[.L21];&quot;Y&quot;;&quot;Not Covered&quot;)" office:value-type="string" office:string-value="Y" calcext:value-type="string">
            <text:p>Y</text:p>
          </table:table-cell>
          <table:table-cell table:formula="of:=CONCATENATE([.B21];[.F21];[.D21];UPPER(LEFT([.J21];3));RIGHT([.A21];3))" office:value-type="string" office:string-value="TY09CAMWHI024" calcext:value-type="string">
            <text:p>TY09CAMWHI024</text:p>
          </table:table-cell>
        </table:table-row>
        <table:table-row table:style-name="ro1">
          <table:table-cell office:value-type="string" calcext:value-type="string">
            <text:p>FD06FCS006</text:p>
          </table:table-cell>
          <table:table-cell table:formula="of:=LEFT([.A22];2)" office:value-type="string" office:string-value="FD" calcext:value-type="string">
            <text:p>FD</text:p>
          </table:table-cell>
          <table:table-cell table:formula="of:=VLOOKUP([.B22];[.B$57:.C$62];2)" office:value-type="string" office:string-value="Ford" calcext:value-type="string">
            <text:p>Ford</text:p>
          </table:table-cell>
          <table:table-cell table:formula="of:=MID([.A22];5;3)" office:value-type="string" office:string-value="FCS" calcext:value-type="string">
            <text:p>FCS</text:p>
          </table:table-cell>
          <table:table-cell table:formula="of:=VLOOKUP([.D22];[.D$57:.E$67];2)" office:value-type="string" office:string-value="Focus" calcext:value-type="string">
            <text:p>Focus</text:p>
          </table:table-cell>
          <table:table-cell table:formula="of:=MID([.A22];3;2)" office:value-type="string" office:string-value="06" calcext:value-type="string">
            <text:p>06</text:p>
          </table:table-cell>
          <table:table-cell table:formula="of:=IF(21-[.F22]&lt;0;100-[.F22]+21; 21-[.F22])" office:value-type="float" office:value="15" calcext:value-type="float">
            <text:p>15</text:p>
          </table:table-cell>
          <table:table-cell table:style-name="ce4" office:value-type="float" office:value="46311.4" calcext:value-type="float">
            <text:p>46,311.40</text:p>
          </table:table-cell>
          <table:table-cell table:style-name="ce8" table:formula="of:=[.H22]/([.F22]+0.5)" office:value-type="float" office:value="7124.83076923077" calcext:value-type="float">
            <text:p>7,124.8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wenty</text:p>
          </table:table-cell>
          <table:table-cell office:value-type="float" office:value="75000" calcext:value-type="float">
            <text:p>75000</text:p>
          </table:table-cell>
          <table:table-cell table:formula="of:=IF([.H22]&lt;=[.L22];&quot;Y&quot;;&quot;Not Covered&quot;)" office:value-type="string" office:string-value="Y" calcext:value-type="string">
            <text:p>Y</text:p>
          </table:table-cell>
          <table:table-cell table:formula="of:=CONCATENATE([.B22];[.F22];[.D22];UPPER(LEFT([.J22];3));RIGHT([.A22];3))" office:value-type="string" office:string-value="FD06FCSGRE006" calcext:value-type="string">
            <text:p>FD06FCSGRE006</text:p>
          </table:table-cell>
        </table:table-row>
        <table:table-row table:style-name="ro1">
          <table:table-cell office:value-type="string" calcext:value-type="string">
            <text:p>FD06MTG002</text:p>
          </table:table-cell>
          <table:table-cell table:formula="of:=LEFT([.A23];2)" office:value-type="string" office:string-value="FD" calcext:value-type="string">
            <text:p>FD</text:p>
          </table:table-cell>
          <table:table-cell table:formula="of:=VLOOKUP([.B23];[.B$57:.C$62];2)" office:value-type="string" office:string-value="Ford" calcext:value-type="string">
            <text:p>Ford</text:p>
          </table:table-cell>
          <table:table-cell table:formula="of:=MID([.A23];5;3)" office:value-type="string" office:string-value="MTG" calcext:value-type="string">
            <text:p>MTG</text:p>
          </table:table-cell>
          <table:table-cell table:formula="of:=VLOOKUP([.D23];[.D$57:.E$67];2)" office:value-type="string" office:string-value="Mustang" calcext:value-type="string">
            <text:p>Mustang</text:p>
          </table:table-cell>
          <table:table-cell table:formula="of:=MID([.A23];3;2)" office:value-type="string" office:string-value="06" calcext:value-type="string">
            <text:p>06</text:p>
          </table:table-cell>
          <table:table-cell table:formula="of:=IF(21-[.F23]&lt;0;100-[.F23]+21; 21-[.F23])" office:value-type="float" office:value="15" calcext:value-type="float">
            <text:p>15</text:p>
          </table:table-cell>
          <table:table-cell table:style-name="ce4" office:value-type="float" office:value="44974.8" calcext:value-type="float">
            <text:p>44,974.80</text:p>
          </table:table-cell>
          <table:table-cell table:style-name="ce8" table:formula="of:=[.H23]/([.F23]+0.5)" office:value-type="float" office:value="6919.2" calcext:value-type="float">
            <text:p>6,919.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Call</text:p>
          </table:table-cell>
          <table:table-cell office:value-type="float" office:value="50000" calcext:value-type="float">
            <text:p>50000</text:p>
          </table:table-cell>
          <table:table-cell table:formula="of:=IF([.H23]&lt;=[.L23];&quot;Y&quot;;&quot;Not Covered&quot;)" office:value-type="string" office:string-value="Y" calcext:value-type="string">
            <text:p>Y</text:p>
          </table:table-cell>
          <table:table-cell table:formula="of:=CONCATENATE([.B23];[.F23];[.D23];UPPER(LEFT([.J23];3));RIGHT([.A23];3))" office:value-type="string" office:string-value="FD06MTGWHI002" calcext:value-type="string">
            <text:p>FD06MTGWHI002</text:p>
          </table:table-cell>
        </table:table-row>
        <table:table-row table:style-name="ro1">
          <table:table-cell office:value-type="string" calcext:value-type="string">
            <text:p>FD08MTG003</text:p>
          </table:table-cell>
          <table:table-cell table:formula="of:=LEFT([.A24];2)" office:value-type="string" office:string-value="FD" calcext:value-type="string">
            <text:p>FD</text:p>
          </table:table-cell>
          <table:table-cell table:formula="of:=VLOOKUP([.B24];[.B$57:.C$62];2)" office:value-type="string" office:string-value="Ford" calcext:value-type="string">
            <text:p>Ford</text:p>
          </table:table-cell>
          <table:table-cell table:formula="of:=MID([.A24];5;3)" office:value-type="string" office:string-value="MTG" calcext:value-type="string">
            <text:p>MTG</text:p>
          </table:table-cell>
          <table:table-cell table:formula="of:=VLOOKUP([.D24];[.D$57:.E$67];2)" office:value-type="string" office:string-value="Mustang" calcext:value-type="string">
            <text:p>Mustang</text:p>
          </table:table-cell>
          <table:table-cell table:formula="of:=MID([.A24];3;2)" office:value-type="string" office:string-value="08" calcext:value-type="string">
            <text:p>08</text:p>
          </table:table-cell>
          <table:table-cell table:formula="of:=IF(21-[.F24]&lt;0;100-[.F24]+21; 21-[.F24])" office:value-type="float" office:value="13" calcext:value-type="float">
            <text:p>13</text:p>
          </table:table-cell>
          <table:table-cell table:style-name="ce4" office:value-type="float" office:value="44946.5" calcext:value-type="float">
            <text:p>44,946.50</text:p>
          </table:table-cell>
          <table:table-cell table:style-name="ce8" table:formula="of:=[.H24]/([.F24]+0.5)" office:value-type="float" office:value="5287.82352941176" calcext:value-type="float">
            <text:p>5,287.8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yon</text:p>
          </table:table-cell>
          <table:table-cell office:value-type="float" office:value="50000" calcext:value-type="float">
            <text:p>50000</text:p>
          </table:table-cell>
          <table:table-cell table:formula="of:=IF([.H24]&lt;=[.L24];&quot;Y&quot;;&quot;Not Covered&quot;)" office:value-type="string" office:string-value="Y" calcext:value-type="string">
            <text:p>Y</text:p>
          </table:table-cell>
          <table:table-cell table:formula="of:=CONCATENATE([.B24];[.F24];[.D24];UPPER(LEFT([.J24];3));RIGHT([.A24];3))" office:value-type="string" office:string-value="FD08MTGGRE003" calcext:value-type="string">
            <text:p>FD08MTGGRE003</text:p>
          </table:table-cell>
        </table:table-row>
        <table:table-row table:style-name="ro1">
          <table:table-cell office:value-type="string" calcext:value-type="string">
            <text:p>HO08ODY039</text:p>
          </table:table-cell>
          <table:table-cell table:formula="of:=LEFT([.A25];2)" office:value-type="string" office:string-value="HO" calcext:value-type="string">
            <text:p>HO</text:p>
          </table:table-cell>
          <table:table-cell table:formula="of:=VLOOKUP([.B25];[.B$57:.C$62];2)" office:value-type="string" office:string-value="Honda" calcext:value-type="string">
            <text:p>Honda</text:p>
          </table:table-cell>
          <table:table-cell table:formula="of:=MID([.A25];5;3)" office:value-type="string" office:string-value="ODY" calcext:value-type="string">
            <text:p>ODY</text:p>
          </table:table-cell>
          <table:table-cell table:formula="of:=VLOOKUP([.D25];[.D$57:.E$67];2)" office:value-type="string" office:string-value="Odyssey" calcext:value-type="string">
            <text:p>Odyssey</text:p>
          </table:table-cell>
          <table:table-cell table:formula="of:=MID([.A25];3;2)" office:value-type="string" office:string-value="08" calcext:value-type="string">
            <text:p>08</text:p>
          </table:table-cell>
          <table:table-cell table:formula="of:=IF(21-[.F25]&lt;0;100-[.F25]+21; 21-[.F25])" office:value-type="float" office:value="13" calcext:value-type="float">
            <text:p>13</text:p>
          </table:table-cell>
          <table:table-cell table:style-name="ce4" office:value-type="float" office:value="42504.6" calcext:value-type="float">
            <text:p>42,504.60</text:p>
          </table:table-cell>
          <table:table-cell table:style-name="ce8" table:formula="of:=[.H25]/([.F25]+0.5)" office:value-type="float" office:value="5000.54117647059" calcext:value-type="float">
            <text:p>5,000.5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driguez</text:p>
          </table:table-cell>
          <table:table-cell office:value-type="float" office:value="100000" calcext:value-type="float">
            <text:p>100000</text:p>
          </table:table-cell>
          <table:table-cell table:formula="of:=IF([.H25]&lt;=[.L25];&quot;Y&quot;;&quot;Not Covered&quot;)" office:value-type="string" office:string-value="Y" calcext:value-type="string">
            <text:p>Y</text:p>
          </table:table-cell>
          <table:table-cell table:formula="of:=CONCATENATE([.B25];[.F25];[.D25];UPPER(LEFT([.J25];3));RIGHT([.A25];3))" office:value-type="string" office:string-value="HO08ODYWHI039" calcext:value-type="string">
            <text:p>HO08ODYWHI039</text:p>
          </table:table-cell>
        </table:table-row>
        <table:table-row table:style-name="ro1">
          <table:table-cell office:value-type="string" calcext:value-type="string">
            <text:p>CR07PTC043</text:p>
          </table:table-cell>
          <table:table-cell table:formula="of:=LEFT([.A26];2)" office:value-type="string" office:string-value="CR" calcext:value-type="string">
            <text:p>CR</text:p>
          </table:table-cell>
          <table:table-cell table:formula="of:=VLOOKUP([.B26];[.B$57:.C$62];2)" office:value-type="string" office:string-value="Chrysler" calcext:value-type="string">
            <text:p>Chrysler</text:p>
          </table:table-cell>
          <table:table-cell table:formula="of:=MID([.A26];5;3)" office:value-type="string" office:string-value="PTC" calcext:value-type="string">
            <text:p>PTC</text:p>
          </table:table-cell>
          <table:table-cell table:formula="of:=VLOOKUP([.D26];[.D$57:.E$67];2)" office:value-type="string" office:string-value="PT Cruiser" calcext:value-type="string">
            <text:p>PT Cruiser</text:p>
          </table:table-cell>
          <table:table-cell table:formula="of:=MID([.A26];3;2)" office:value-type="string" office:string-value="07" calcext:value-type="string">
            <text:p>07</text:p>
          </table:table-cell>
          <table:table-cell table:formula="of:=IF(21-[.F26]&lt;0;100-[.F26]+21; 21-[.F26])" office:value-type="float" office:value="14" calcext:value-type="float">
            <text:p>14</text:p>
          </table:table-cell>
          <table:table-cell table:style-name="ce4" office:value-type="float" office:value="42074.2" calcext:value-type="float">
            <text:p>42,074.20</text:p>
          </table:table-cell>
          <table:table-cell table:style-name="ce8" table:formula="of:=[.H26]/([.F26]+0.5)" office:value-type="float" office:value="5609.89333333333" calcext:value-type="float">
            <text:p>5,609.8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aul</text:p>
          </table:table-cell>
          <table:table-cell office:value-type="float" office:value="75000" calcext:value-type="float">
            <text:p>75000</text:p>
          </table:table-cell>
          <table:table-cell table:formula="of:=IF([.H26]&lt;=[.L26];&quot;Y&quot;;&quot;Not Covered&quot;)" office:value-type="string" office:string-value="Y" calcext:value-type="string">
            <text:p>Y</text:p>
          </table:table-cell>
          <table:table-cell table:formula="of:=CONCATENATE([.B26];[.F26];[.D26];UPPER(LEFT([.J26];3));RIGHT([.A26];3))" office:value-type="string" office:string-value="CR07PTCGRE043" calcext:value-type="string">
            <text:p>CR07PTCGRE043</text:p>
          </table:table-cell>
        </table:table-row>
        <table:table-row table:style-name="ro1">
          <table:table-cell office:value-type="string" calcext:value-type="string">
            <text:p>FD06MTG001</text:p>
          </table:table-cell>
          <table:table-cell table:formula="of:=LEFT([.A27];2)" office:value-type="string" office:string-value="FD" calcext:value-type="string">
            <text:p>FD</text:p>
          </table:table-cell>
          <table:table-cell table:formula="of:=VLOOKUP([.B27];[.B$57:.C$62];2)" office:value-type="string" office:string-value="Ford" calcext:value-type="string">
            <text:p>Ford</text:p>
          </table:table-cell>
          <table:table-cell table:formula="of:=MID([.A27];5;3)" office:value-type="string" office:string-value="MTG" calcext:value-type="string">
            <text:p>MTG</text:p>
          </table:table-cell>
          <table:table-cell table:formula="of:=VLOOKUP([.D27];[.D$57:.E$67];2)" office:value-type="string" office:string-value="Mustang" calcext:value-type="string">
            <text:p>Mustang</text:p>
          </table:table-cell>
          <table:table-cell table:formula="of:=MID([.A27];3;2)" office:value-type="string" office:string-value="06" calcext:value-type="string">
            <text:p>06</text:p>
          </table:table-cell>
          <table:table-cell table:formula="of:=IF(21-[.F27]&lt;0;100-[.F27]+21; 21-[.F27])" office:value-type="float" office:value="15" calcext:value-type="float">
            <text:p>15</text:p>
          </table:table-cell>
          <table:table-cell table:style-name="ce4" office:value-type="float" office:value="40326.8" calcext:value-type="float">
            <text:p>40,326.80</text:p>
          </table:table-cell>
          <table:table-cell table:style-name="ce8" table:formula="of:=[.H27]/([.F27]+0.5)" office:value-type="float" office:value="6204.12307692308" calcext:value-type="float">
            <text:p>6,204.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mith</text:p>
          </table:table-cell>
          <table:table-cell office:value-type="float" office:value="50000" calcext:value-type="float">
            <text:p>50000</text:p>
          </table:table-cell>
          <table:table-cell table:formula="of:=IF([.H27]&lt;=[.L27];&quot;Y&quot;;&quot;Not Covered&quot;)" office:value-type="string" office:string-value="Y" calcext:value-type="string">
            <text:p>Y</text:p>
          </table:table-cell>
          <table:table-cell table:formula="of:=CONCATENATE([.B27];[.F27];[.D27];UPPER(LEFT([.J27];3));RIGHT([.A27];3))" office:value-type="string" office:string-value="FD06MTGBLA001" calcext:value-type="string">
            <text:p>FD06MTGBLA001</text:p>
          </table:table-cell>
        </table:table-row>
        <table:table-row table:style-name="ro1">
          <table:table-cell office:value-type="string" calcext:value-type="string">
            <text:p>FD08MTG004</text:p>
          </table:table-cell>
          <table:table-cell table:formula="of:=LEFT([.A28];2)" office:value-type="string" office:string-value="FD" calcext:value-type="string">
            <text:p>FD</text:p>
          </table:table-cell>
          <table:table-cell table:formula="of:=VLOOKUP([.B28];[.B$57:.C$62];2)" office:value-type="string" office:string-value="Ford" calcext:value-type="string">
            <text:p>Ford</text:p>
          </table:table-cell>
          <table:table-cell table:formula="of:=MID([.A28];5;3)" office:value-type="string" office:string-value="MTG" calcext:value-type="string">
            <text:p>MTG</text:p>
          </table:table-cell>
          <table:table-cell table:formula="of:=VLOOKUP([.D28];[.D$57:.E$67];2)" office:value-type="string" office:string-value="Mustang" calcext:value-type="string">
            <text:p>Mustang</text:p>
          </table:table-cell>
          <table:table-cell table:formula="of:=MID([.A28];3;2)" office:value-type="string" office:string-value="08" calcext:value-type="string">
            <text:p>08</text:p>
          </table:table-cell>
          <table:table-cell table:formula="of:=IF(21-[.F28]&lt;0;100-[.F28]+21; 21-[.F28])" office:value-type="float" office:value="13" calcext:value-type="float">
            <text:p>13</text:p>
          </table:table-cell>
          <table:table-cell table:style-name="ce4" office:value-type="float" office:value="37558.8" calcext:value-type="float">
            <text:p>37,558.80</text:p>
          </table:table-cell>
          <table:table-cell table:style-name="ce8" table:formula="of:=[.H28]/([.F28]+0.5)" office:value-type="float" office:value="4418.68235294118" calcext:value-type="float">
            <text:p>4,418.6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Jones</text:p>
          </table:table-cell>
          <table:table-cell office:value-type="float" office:value="50000" calcext:value-type="float">
            <text:p>50000</text:p>
          </table:table-cell>
          <table:table-cell table:formula="of:=IF([.H28]&lt;=[.L28];&quot;Y&quot;;&quot;Not Covered&quot;)" office:value-type="string" office:string-value="Y" calcext:value-type="string">
            <text:p>Y</text:p>
          </table:table-cell>
          <table:table-cell table:formula="of:=CONCATENATE([.B28];[.F28];[.D28];UPPER(LEFT([.J28];3));RIGHT([.A28];3))" office:value-type="string" office:string-value="FD08MTGBLA004" calcext:value-type="string">
            <text:p>FD08MTGBLA004</text:p>
          </table:table-cell>
        </table:table-row>
        <table:table-row table:style-name="ro1">
          <table:table-cell office:value-type="string" calcext:value-type="string">
            <text:p>FD08MTG005</text:p>
          </table:table-cell>
          <table:table-cell table:formula="of:=LEFT([.A29];2)" office:value-type="string" office:string-value="FD" calcext:value-type="string">
            <text:p>FD</text:p>
          </table:table-cell>
          <table:table-cell table:formula="of:=VLOOKUP([.B29];[.B$57:.C$62];2)" office:value-type="string" office:string-value="Ford" calcext:value-type="string">
            <text:p>Ford</text:p>
          </table:table-cell>
          <table:table-cell table:formula="of:=MID([.A29];5;3)" office:value-type="string" office:string-value="MTG" calcext:value-type="string">
            <text:p>MTG</text:p>
          </table:table-cell>
          <table:table-cell table:formula="of:=VLOOKUP([.D29];[.D$57:.E$67];2)" office:value-type="string" office:string-value="Mustang" calcext:value-type="string">
            <text:p>Mustang</text:p>
          </table:table-cell>
          <table:table-cell table:formula="of:=MID([.A29];3;2)" office:value-type="string" office:string-value="08" calcext:value-type="string">
            <text:p>08</text:p>
          </table:table-cell>
          <table:table-cell table:formula="of:=IF(21-[.F29]&lt;0;100-[.F29]+21; 21-[.F29])" office:value-type="float" office:value="13" calcext:value-type="float">
            <text:p>13</text:p>
          </table:table-cell>
          <table:table-cell table:style-name="ce5" office:value-type="float" office:value="36438.5" calcext:value-type="float">
            <text:p>36,438.50</text:p>
          </table:table-cell>
          <table:table-cell table:style-name="ce8" table:formula="of:=[.H29]/([.F29]+0.5)" office:value-type="float" office:value="4286.88235294118" calcext:value-type="float">
            <text:p>4,286.8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mith</text:p>
          </table:table-cell>
          <table:table-cell office:value-type="float" office:value="50000" calcext:value-type="float">
            <text:p>50000</text:p>
          </table:table-cell>
          <table:table-cell table:formula="of:=IF([.H29]&lt;=[.L29];&quot;Y&quot;;&quot;Not Covered&quot;)" office:value-type="string" office:string-value="Y" calcext:value-type="string">
            <text:p>Y</text:p>
          </table:table-cell>
          <table:table-cell table:formula="of:=CONCATENATE([.B29];[.F29];[.D29];UPPER(LEFT([.J29];3));RIGHT([.A29];3))" office:value-type="string" office:string-value="FD08MTGWHI005" calcext:value-type="string">
            <text:p>FD08MTGWHI005</text:p>
          </table:table-cell>
        </table:table-row>
        <table:table-row table:style-name="ro1">
          <table:table-cell office:value-type="string" calcext:value-type="string">
            <text:p>FD09FCS008</text:p>
          </table:table-cell>
          <table:table-cell table:formula="of:=LEFT([.A30];2)" office:value-type="string" office:string-value="FD" calcext:value-type="string">
            <text:p>FD</text:p>
          </table:table-cell>
          <table:table-cell table:formula="of:=VLOOKUP([.B30];[.B$57:.C$62];2)" office:value-type="string" office:string-value="Ford" calcext:value-type="string">
            <text:p>Ford</text:p>
          </table:table-cell>
          <table:table-cell table:formula="of:=MID([.A30];5;3)" office:value-type="string" office:string-value="FCS" calcext:value-type="string">
            <text:p>FCS</text:p>
          </table:table-cell>
          <table:table-cell table:formula="of:=VLOOKUP([.D30];[.D$57:.E$67];2)" office:value-type="string" office:string-value="Focus" calcext:value-type="string">
            <text:p>Focus</text:p>
          </table:table-cell>
          <table:table-cell table:formula="of:=MID([.A30];3;2)" office:value-type="string" office:string-value="09" calcext:value-type="string">
            <text:p>09</text:p>
          </table:table-cell>
          <table:table-cell table:formula="of:=IF(21-[.F30]&lt;0;100-[.F30]+21; 21-[.F30])" office:value-type="float" office:value="12" calcext:value-type="float">
            <text:p>12</text:p>
          </table:table-cell>
          <table:table-cell table:style-name="ce4" office:value-type="float" office:value="35137" calcext:value-type="float">
            <text:p>35,137.00</text:p>
          </table:table-cell>
          <table:table-cell table:style-name="ce8" table:formula="of:=[.H30]/([.F30]+0.5)" office:value-type="float" office:value="3698.63157894737" calcext:value-type="float">
            <text:p>3,698.6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Howard</text:p>
          </table:table-cell>
          <table:table-cell office:value-type="float" office:value="75000" calcext:value-type="float">
            <text:p>75000</text:p>
          </table:table-cell>
          <table:table-cell table:formula="of:=IF([.H30]&lt;=[.L30];&quot;Y&quot;;&quot;Not Covered&quot;)" office:value-type="string" office:string-value="Y" calcext:value-type="string">
            <text:p>Y</text:p>
          </table:table-cell>
          <table:table-cell table:formula="of:=CONCATENATE([.B30];[.F30];[.D30];UPPER(LEFT([.J30];3));RIGHT([.A30];3))" office:value-type="string" office:string-value="FD09FCSBLA008" calcext:value-type="string">
            <text:p>FD09FCSBLA008</text:p>
          </table:table-cell>
        </table:table-row>
        <table:table-row table:style-name="ro1">
          <table:table-cell office:value-type="string" calcext:value-type="string">
            <text:p>HO10CIV033</text:p>
          </table:table-cell>
          <table:table-cell table:formula="of:=LEFT([.A31];2)" office:value-type="string" office:string-value="HO" calcext:value-type="string">
            <text:p>HO</text:p>
          </table:table-cell>
          <table:table-cell table:formula="of:=VLOOKUP([.B31];[.B$57:.C$62];2)" office:value-type="string" office:string-value="Honda" calcext:value-type="string">
            <text:p>Honda</text:p>
          </table:table-cell>
          <table:table-cell table:formula="of:=MID([.A31];5;3)" office:value-type="string" office:string-value="CIV" calcext:value-type="string">
            <text:p>CIV</text:p>
          </table:table-cell>
          <table:table-cell table:formula="of:=VLOOKUP([.D31];[.D$57:.E$67];2)" office:value-type="string" office:string-value="Civic" calcext:value-type="string">
            <text:p>Civic</text:p>
          </table:table-cell>
          <table:table-cell table:formula="of:=MID([.A31];3;2)" office:value-type="string" office:string-value="10" calcext:value-type="string">
            <text:p>10</text:p>
          </table:table-cell>
          <table:table-cell table:formula="of:=IF(21-[.F31]&lt;0;100-[.F31]+21; 21-[.F31])" office:value-type="float" office:value="11" calcext:value-type="float">
            <text:p>11</text:p>
          </table:table-cell>
          <table:table-cell table:style-name="ce4" office:value-type="float" office:value="33477.2" calcext:value-type="float">
            <text:p>33,477.20</text:p>
          </table:table-cell>
          <table:table-cell table:style-name="ce8" table:formula="of:=[.H31]/([.F31]+0.5)" office:value-type="float" office:value="3188.30476190476" calcext:value-type="float">
            <text:p>3,188.3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wartz</text:p>
          </table:table-cell>
          <table:table-cell office:value-type="float" office:value="75000" calcext:value-type="float">
            <text:p>75000</text:p>
          </table:table-cell>
          <table:table-cell table:formula="of:=IF([.H31]&lt;=[.L31];&quot;Y&quot;;&quot;Not Covered&quot;)" office:value-type="string" office:string-value="Y" calcext:value-type="string">
            <text:p>Y</text:p>
          </table:table-cell>
          <table:table-cell table:formula="of:=CONCATENATE([.B31];[.F31];[.D31];UPPER(LEFT([.J31];3));RIGHT([.A31];3))" office:value-type="string" office:string-value="HO10CIVBLA033" calcext:value-type="string">
            <text:p>HO10CIVBLA033</text:p>
          </table:table-cell>
        </table:table-row>
        <table:table-row table:style-name="ro1">
          <table:table-cell office:value-type="string" calcext:value-type="string">
            <text:p>GM10SLV017</text:p>
          </table:table-cell>
          <table:table-cell table:formula="of:=LEFT([.A32];2)" office:value-type="string" office:string-value="GM" calcext:value-type="string">
            <text:p>GM</text:p>
          </table:table-cell>
          <table:table-cell table:formula="of:=VLOOKUP([.B32];[.B$57:.C$62];2)" office:value-type="string" office:string-value="General Motors" calcext:value-type="string">
            <text:p>General Motors</text:p>
          </table:table-cell>
          <table:table-cell table:formula="of:=MID([.A32];5;3)" office:value-type="string" office:string-value="SLV" calcext:value-type="string">
            <text:p>SLV</text:p>
          </table:table-cell>
          <table:table-cell table:formula="of:=VLOOKUP([.D32];[.D$57:.E$67];2)" office:value-type="string" office:string-value="Silverado" calcext:value-type="string">
            <text:p>Silverado</text:p>
          </table:table-cell>
          <table:table-cell table:formula="of:=MID([.A32];3;2)" office:value-type="string" office:string-value="10" calcext:value-type="string">
            <text:p>10</text:p>
          </table:table-cell>
          <table:table-cell table:formula="of:=IF(21-[.F32]&lt;0;100-[.F32]+21; 21-[.F32])" office:value-type="float" office:value="11" calcext:value-type="float">
            <text:p>11</text:p>
          </table:table-cell>
          <table:table-cell table:style-name="ce4" office:value-type="float" office:value="31144.4" calcext:value-type="float">
            <text:p>31,144.40</text:p>
          </table:table-cell>
          <table:table-cell table:style-name="ce8" table:formula="of:=[.H32]/([.F32]+0.5)" office:value-type="float" office:value="2966.13333333333" calcext:value-type="float">
            <text:p>2,966.1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Hulinski</text:p>
          </table:table-cell>
          <table:table-cell office:value-type="float" office:value="100000" calcext:value-type="float">
            <text:p>100000</text:p>
          </table:table-cell>
          <table:table-cell table:formula="of:=IF([.H32]&lt;=[.L32];&quot;Y&quot;;&quot;Not Covered&quot;)" office:value-type="string" office:string-value="Y" calcext:value-type="string">
            <text:p>Y</text:p>
          </table:table-cell>
          <table:table-cell table:formula="of:=CONCATENATE([.B32];[.F32];[.D32];UPPER(LEFT([.J32];3));RIGHT([.A32];3))" office:value-type="string" office:string-value="GM10SLVBLA017" calcext:value-type="string">
            <text:p>GM10SLVBLA017</text:p>
          </table:table-cell>
        </table:table-row>
        <table:table-row table:style-name="ro1">
          <table:table-cell office:value-type="string" calcext:value-type="string">
            <text:p>HO11CIV034</text:p>
          </table:table-cell>
          <table:table-cell table:formula="of:=LEFT([.A33];2)" office:value-type="string" office:string-value="HO" calcext:value-type="string">
            <text:p>HO</text:p>
          </table:table-cell>
          <table:table-cell table:formula="of:=VLOOKUP([.B33];[.B$57:.C$62];2)" office:value-type="string" office:string-value="Honda" calcext:value-type="string">
            <text:p>Honda</text:p>
          </table:table-cell>
          <table:table-cell table:formula="of:=MID([.A33];5;3)" office:value-type="string" office:string-value="CIV" calcext:value-type="string">
            <text:p>CIV</text:p>
          </table:table-cell>
          <table:table-cell table:formula="of:=VLOOKUP([.D33];[.D$57:.E$67];2)" office:value-type="string" office:string-value="Civic" calcext:value-type="string">
            <text:p>Civic</text:p>
          </table:table-cell>
          <table:table-cell table:formula="of:=MID([.A33];3;2)" office:value-type="string" office:string-value="11" calcext:value-type="string">
            <text:p>11</text:p>
          </table:table-cell>
          <table:table-cell table:formula="of:=IF(21-[.F33]&lt;0;100-[.F33]+21; 21-[.F33])" office:value-type="float" office:value="10" calcext:value-type="float">
            <text:p>10</text:p>
          </table:table-cell>
          <table:table-cell table:style-name="ce4" office:value-type="float" office:value="30555.3" calcext:value-type="float">
            <text:p>30,555.30</text:p>
          </table:table-cell>
          <table:table-cell table:style-name="ce8" table:formula="of:=[.H33]/([.F33]+0.5)" office:value-type="float" office:value="2656.98260869565" calcext:value-type="float">
            <text:p>2,656.9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Lyon</text:p>
          </table:table-cell>
          <table:table-cell office:value-type="float" office:value="75000" calcext:value-type="float">
            <text:p>75000</text:p>
          </table:table-cell>
          <table:table-cell table:formula="of:=IF([.H33]&lt;=[.L33];&quot;Y&quot;;&quot;Not Covered&quot;)" office:value-type="string" office:string-value="Y" calcext:value-type="string">
            <text:p>Y</text:p>
          </table:table-cell>
          <table:table-cell table:formula="of:=CONCATENATE([.B33];[.F33];[.D33];UPPER(LEFT([.J33];3));RIGHT([.A33];3))" office:value-type="string" office:string-value="HO11CIVBLA034" calcext:value-type="string">
            <text:p>HO11CIVBLA034</text:p>
          </table:table-cell>
        </table:table-row>
        <table:table-row table:style-name="ro1">
          <table:table-cell office:value-type="string" calcext:value-type="string">
            <text:p>TY12COR028</text:p>
          </table:table-cell>
          <table:table-cell table:formula="of:=LEFT([.A34];2)" office:value-type="string" office:string-value="TY" calcext:value-type="string">
            <text:p>TY</text:p>
          </table:table-cell>
          <table:table-cell table:formula="of:=VLOOKUP([.B34];[.B$57:.C$62];2)" office:value-type="string" office:string-value="Toyota" calcext:value-type="string">
            <text:p>Toyota</text:p>
          </table:table-cell>
          <table:table-cell table:formula="of:=MID([.A34];5;3)" office:value-type="string" office:string-value="COR" calcext:value-type="string">
            <text:p>COR</text:p>
          </table:table-cell>
          <table:table-cell table:formula="of:=VLOOKUP([.D34];[.D$57:.E$67];2)" office:value-type="string" office:string-value="Corola" calcext:value-type="string">
            <text:p>Corola</text:p>
          </table:table-cell>
          <table:table-cell table:formula="of:=MID([.A34];3;2)" office:value-type="string" office:string-value="12" calcext:value-type="string">
            <text:p>12</text:p>
          </table:table-cell>
          <table:table-cell table:formula="of:=IF(21-[.F34]&lt;0;100-[.F34]+21; 21-[.F34])" office:value-type="float" office:value="9" calcext:value-type="float">
            <text:p>9</text:p>
          </table:table-cell>
          <table:table-cell table:style-name="ce4" office:value-type="float" office:value="29601.9" calcext:value-type="float">
            <text:p>29,601.90</text:p>
          </table:table-cell>
          <table:table-cell table:style-name="ce8" table:formula="of:=[.H34]/([.F34]+0.5)" office:value-type="float" office:value="2368.152" calcext:value-type="float">
            <text:p>2,368.1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antos</text:p>
          </table:table-cell>
          <table:table-cell office:value-type="float" office:value="100000" calcext:value-type="float">
            <text:p>100000</text:p>
          </table:table-cell>
          <table:table-cell table:formula="of:=IF([.H34]&lt;=[.L34];&quot;Y&quot;;&quot;Not Covered&quot;)" office:value-type="string" office:string-value="Y" calcext:value-type="string">
            <text:p>Y</text:p>
          </table:table-cell>
          <table:table-cell table:formula="of:=CONCATENATE([.B34];[.F34];[.D34];UPPER(LEFT([.J34];3));RIGHT([.A34];3))" office:value-type="string" office:string-value="TY12CORBLA028" calcext:value-type="string">
            <text:p>TY12CORBLA028</text:p>
          </table:table-cell>
        </table:table-row>
        <table:table-row table:style-name="ro1">
          <table:table-cell office:value-type="string" calcext:value-type="string">
            <text:p>HY11ELA049</text:p>
          </table:table-cell>
          <table:table-cell table:formula="of:=LEFT([.A35];2)" office:value-type="string" office:string-value="HY" calcext:value-type="string">
            <text:p>HY</text:p>
          </table:table-cell>
          <table:table-cell table:formula="of:=VLOOKUP([.B35];[.B$57:.C$62];2)" office:value-type="string" office:string-value="Hundai" calcext:value-type="string">
            <text:p>Hundai</text:p>
          </table:table-cell>
          <table:table-cell table:formula="of:=MID([.A35];5;3)" office:value-type="string" office:string-value="ELA" calcext:value-type="string">
            <text:p>ELA</text:p>
          </table:table-cell>
          <table:table-cell table:formula="of:=VLOOKUP([.D35];[.D$57:.E$67];2)" office:value-type="string" office:string-value="Elantra" calcext:value-type="string">
            <text:p>Elantra</text:p>
          </table:table-cell>
          <table:table-cell table:formula="of:=MID([.A35];3;2)" office:value-type="string" office:string-value="11" calcext:value-type="string">
            <text:p>11</text:p>
          </table:table-cell>
          <table:table-cell table:formula="of:=IF(21-[.F35]&lt;0;100-[.F35]+21; 21-[.F35])" office:value-type="float" office:value="10" calcext:value-type="float">
            <text:p>10</text:p>
          </table:table-cell>
          <table:table-cell table:style-name="ce4" office:value-type="float" office:value="29102.3" calcext:value-type="float">
            <text:p>29,102.30</text:p>
          </table:table-cell>
          <table:table-cell table:style-name="ce8" table:formula="of:=[.H35]/([.F35]+0.5)" office:value-type="float" office:value="2530.6347826087" calcext:value-type="float">
            <text:p>2,530.6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orrens</text:p>
          </table:table-cell>
          <table:table-cell office:value-type="float" office:value="100000" calcext:value-type="float">
            <text:p>100000</text:p>
          </table:table-cell>
          <table:table-cell table:formula="of:=IF([.H35]&lt;=[.L35];&quot;Y&quot;;&quot;Not Covered&quot;)" office:value-type="string" office:string-value="Y" calcext:value-type="string">
            <text:p>Y</text:p>
          </table:table-cell>
          <table:table-cell table:formula="of:=CONCATENATE([.B35];[.F35];[.D35];UPPER(LEFT([.J35];3));RIGHT([.A35];3))" office:value-type="string" office:string-value="HY11ELABLA049" calcext:value-type="string">
            <text:p>HY11ELABLA049</text:p>
          </table:table-cell>
        </table:table-row>
        <table:table-row table:style-name="ro1">
          <table:table-cell office:value-type="string" calcext:value-type="string">
            <text:p>GM09CMR014</text:p>
          </table:table-cell>
          <table:table-cell table:formula="of:=LEFT([.A36];2)" office:value-type="string" office:string-value="GM" calcext:value-type="string">
            <text:p>GM</text:p>
          </table:table-cell>
          <table:table-cell table:formula="of:=VLOOKUP([.B36];[.B$57:.C$62];2)" office:value-type="string" office:string-value="General Motors" calcext:value-type="string">
            <text:p>General Motors</text:p>
          </table:table-cell>
          <table:table-cell table:formula="of:=MID([.A36];5;3)" office:value-type="string" office:string-value="CMR" calcext:value-type="string">
            <text:p>CMR</text:p>
          </table:table-cell>
          <table:table-cell table:formula="of:=VLOOKUP([.D36];[.D$57:.E$67];2)" office:value-type="string" office:string-value="Camero" calcext:value-type="string">
            <text:p>Camero</text:p>
          </table:table-cell>
          <table:table-cell table:formula="of:=MID([.A36];3;2)" office:value-type="string" office:string-value="09" calcext:value-type="string">
            <text:p>09</text:p>
          </table:table-cell>
          <table:table-cell table:formula="of:=IF(21-[.F36]&lt;0;100-[.F36]+21; 21-[.F36])" office:value-type="float" office:value="12" calcext:value-type="float">
            <text:p>12</text:p>
          </table:table-cell>
          <table:table-cell table:style-name="ce4" office:value-type="float" office:value="28464.8" calcext:value-type="float">
            <text:p>28,464.80</text:p>
          </table:table-cell>
          <table:table-cell table:style-name="ce8" table:formula="of:=[.H36]/([.F36]+0.5)" office:value-type="float" office:value="2996.2947368421" calcext:value-type="float">
            <text:p>2,996.2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tos</text:p>
          </table:table-cell>
          <table:table-cell office:value-type="float" office:value="100000" calcext:value-type="float">
            <text:p>100000</text:p>
          </table:table-cell>
          <table:table-cell table:formula="of:=IF([.H36]&lt;=[.L36];&quot;Y&quot;;&quot;Not Covered&quot;)" office:value-type="string" office:string-value="Y" calcext:value-type="string">
            <text:p>Y</text:p>
          </table:table-cell>
          <table:table-cell table:formula="of:=CONCATENATE([.B36];[.F36];[.D36];UPPER(LEFT([.J36];3));RIGHT([.A36];3))" office:value-type="string" office:string-value="GM09CMRWHI014" calcext:value-type="string">
            <text:p>GM09CMRWHI014</text:p>
          </table:table-cell>
        </table:table-row>
        <table:table-row table:style-name="ro1">
          <table:table-cell office:value-type="string" calcext:value-type="string">
            <text:p>FD13FCS009</text:p>
          </table:table-cell>
          <table:table-cell table:formula="of:=LEFT([.A37];2)" office:value-type="string" office:string-value="FD" calcext:value-type="string">
            <text:p>FD</text:p>
          </table:table-cell>
          <table:table-cell table:formula="of:=VLOOKUP([.B37];[.B$57:.C$62];2)" office:value-type="string" office:string-value="Ford" calcext:value-type="string">
            <text:p>Ford</text:p>
          </table:table-cell>
          <table:table-cell table:formula="of:=MID([.A37];5;3)" office:value-type="string" office:string-value="FCS" calcext:value-type="string">
            <text:p>FCS</text:p>
          </table:table-cell>
          <table:table-cell table:formula="of:=VLOOKUP([.D37];[.D$57:.E$67];2)" office:value-type="string" office:string-value="Focus" calcext:value-type="string">
            <text:p>Focus</text:p>
          </table:table-cell>
          <table:table-cell table:formula="of:=MID([.A37];3;2)" office:value-type="string" office:string-value="13" calcext:value-type="string">
            <text:p>13</text:p>
          </table:table-cell>
          <table:table-cell table:formula="of:=IF(21-[.F37]&lt;0;100-[.F37]+21; 21-[.F37])" office:value-type="float" office:value="8" calcext:value-type="float">
            <text:p>8</text:p>
          </table:table-cell>
          <table:table-cell table:style-name="ce4" office:value-type="float" office:value="27637.1" calcext:value-type="float">
            <text:p>27,637.10</text:p>
          </table:table-cell>
          <table:table-cell table:style-name="ce8" table:formula="of:=[.H37]/([.F37]+0.5)" office:value-type="float" office:value="2047.19259259259" calcext:value-type="float">
            <text:p>2,047.1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mith</text:p>
          </table:table-cell>
          <table:table-cell office:value-type="float" office:value="75000" calcext:value-type="float">
            <text:p>75000</text:p>
          </table:table-cell>
          <table:table-cell table:formula="of:=IF([.H37]&lt;=[.L37];&quot;Y&quot;;&quot;Not Covered&quot;)" office:value-type="string" office:string-value="Y" calcext:value-type="string">
            <text:p>Y</text:p>
          </table:table-cell>
          <table:table-cell table:formula="of:=CONCATENATE([.B37];[.F37];[.D37];UPPER(LEFT([.J37];3));RIGHT([.A37];3))" office:value-type="string" office:string-value="FD13FCSBLA009" calcext:value-type="string">
            <text:p>FD13FCSBLA009</text:p>
          </table:table-cell>
        </table:table-row>
        <table:table-row table:style-name="ro1">
          <table:table-cell office:value-type="string" calcext:value-type="string">
            <text:p>FD13FCS010</text:p>
          </table:table-cell>
          <table:table-cell table:formula="of:=LEFT([.A38];2)" office:value-type="string" office:string-value="FD" calcext:value-type="string">
            <text:p>FD</text:p>
          </table:table-cell>
          <table:table-cell table:formula="of:=VLOOKUP([.B38];[.B$57:.C$62];2)" office:value-type="string" office:string-value="Ford" calcext:value-type="string">
            <text:p>Ford</text:p>
          </table:table-cell>
          <table:table-cell table:formula="of:=MID([.A38];5;3)" office:value-type="string" office:string-value="FCS" calcext:value-type="string">
            <text:p>FCS</text:p>
          </table:table-cell>
          <table:table-cell table:formula="of:=VLOOKUP([.D38];[.D$57:.E$67];2)" office:value-type="string" office:string-value="Focus" calcext:value-type="string">
            <text:p>Focus</text:p>
          </table:table-cell>
          <table:table-cell table:formula="of:=MID([.A38];3;2)" office:value-type="string" office:string-value="13" calcext:value-type="string">
            <text:p>13</text:p>
          </table:table-cell>
          <table:table-cell table:formula="of:=IF(21-[.F38]&lt;0;100-[.F38]+21; 21-[.F38])" office:value-type="float" office:value="8" calcext:value-type="float">
            <text:p>8</text:p>
          </table:table-cell>
          <table:table-cell table:style-name="ce4" office:value-type="float" office:value="27534.8" calcext:value-type="float">
            <text:p>27,534.80</text:p>
          </table:table-cell>
          <table:table-cell table:style-name="ce8" table:formula="of:=[.H38]/([.F38]+0.5)" office:value-type="float" office:value="2039.61481481481" calcext:value-type="float">
            <text:p>2,039.6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aulty</text:p>
          </table:table-cell>
          <table:table-cell office:value-type="float" office:value="75000" calcext:value-type="float">
            <text:p>75000</text:p>
          </table:table-cell>
          <table:table-cell table:formula="of:=IF([.H38]&lt;=[.L38];&quot;Y&quot;;&quot;Not Covered&quot;)" office:value-type="string" office:string-value="Y" calcext:value-type="string">
            <text:p>Y</text:p>
          </table:table-cell>
          <table:table-cell table:formula="of:=CONCATENATE([.B38];[.F38];[.D38];UPPER(LEFT([.J38];3));RIGHT([.A38];3))" office:value-type="string" office:string-value="FD13FCSWHI010" calcext:value-type="string">
            <text:p>FD13FCSWHI010</text:p>
          </table:table-cell>
        </table:table-row>
        <table:table-row table:style-name="ro1">
          <table:table-cell office:value-type="string" calcext:value-type="string">
            <text:p>CR11PTC044</text:p>
          </table:table-cell>
          <table:table-cell table:formula="of:=LEFT([.A39];2)" office:value-type="string" office:string-value="CR" calcext:value-type="string">
            <text:p>CR</text:p>
          </table:table-cell>
          <table:table-cell table:formula="of:=VLOOKUP([.B39];[.B$57:.C$62];2)" office:value-type="string" office:string-value="Chrysler" calcext:value-type="string">
            <text:p>Chrysler</text:p>
          </table:table-cell>
          <table:table-cell table:formula="of:=MID([.A39];5;3)" office:value-type="string" office:string-value="PTC" calcext:value-type="string">
            <text:p>PTC</text:p>
          </table:table-cell>
          <table:table-cell table:formula="of:=VLOOKUP([.D39];[.D$57:.E$67];2)" office:value-type="string" office:string-value="PT Cruiser" calcext:value-type="string">
            <text:p>PT Cruiser</text:p>
          </table:table-cell>
          <table:table-cell table:formula="of:=MID([.A39];3;2)" office:value-type="string" office:string-value="11" calcext:value-type="string">
            <text:p>11</text:p>
          </table:table-cell>
          <table:table-cell table:formula="of:=IF(21-[.F39]&lt;0;100-[.F39]+21; 21-[.F39])" office:value-type="float" office:value="10" calcext:value-type="float">
            <text:p>10</text:p>
          </table:table-cell>
          <table:table-cell table:style-name="ce4" office:value-type="float" office:value="27394.2" calcext:value-type="float">
            <text:p>27,394.20</text:p>
          </table:table-cell>
          <table:table-cell table:style-name="ce8" table:formula="of:=[.H39]/([.F39]+0.5)" office:value-type="float" office:value="2382.10434782609" calcext:value-type="float">
            <text:p>2,382.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Vizzini</text:p>
          </table:table-cell>
          <table:table-cell office:value-type="float" office:value="75000" calcext:value-type="float">
            <text:p>75000</text:p>
          </table:table-cell>
          <table:table-cell table:formula="of:=IF([.H39]&lt;=[.L39];&quot;Y&quot;;&quot;Not Covered&quot;)" office:value-type="string" office:string-value="Y" calcext:value-type="string">
            <text:p>Y</text:p>
          </table:table-cell>
          <table:table-cell table:formula="of:=CONCATENATE([.B39];[.F39];[.D39];UPPER(LEFT([.J39];3));RIGHT([.A39];3))" office:value-type="string" office:string-value="CR11PTCBLA044" calcext:value-type="string">
            <text:p>CR11PTCBLA044</text:p>
          </table:table-cell>
        </table:table-row>
        <table:table-row table:style-name="ro1">
          <table:table-cell office:value-type="string" calcext:value-type="string">
            <text:p>HO12CIV035</text:p>
          </table:table-cell>
          <table:table-cell table:formula="of:=LEFT([.A40];2)" office:value-type="string" office:string-value="HO" calcext:value-type="string">
            <text:p>HO</text:p>
          </table:table-cell>
          <table:table-cell table:formula="of:=VLOOKUP([.B40];[.B$57:.C$62];2)" office:value-type="string" office:string-value="Honda" calcext:value-type="string">
            <text:p>Honda</text:p>
          </table:table-cell>
          <table:table-cell table:formula="of:=MID([.A40];5;3)" office:value-type="string" office:string-value="CIV" calcext:value-type="string">
            <text:p>CIV</text:p>
          </table:table-cell>
          <table:table-cell table:formula="of:=VLOOKUP([.D40];[.D$57:.E$67];2)" office:value-type="string" office:string-value="Civic" calcext:value-type="string">
            <text:p>Civic</text:p>
          </table:table-cell>
          <table:table-cell table:formula="of:=MID([.A40];3;2)" office:value-type="string" office:string-value="12" calcext:value-type="string">
            <text:p>12</text:p>
          </table:table-cell>
          <table:table-cell table:formula="of:=IF(21-[.F40]&lt;0;100-[.F40]+21; 21-[.F40])" office:value-type="float" office:value="9" calcext:value-type="float">
            <text:p>9</text:p>
          </table:table-cell>
          <table:table-cell table:style-name="ce4" office:value-type="float" office:value="24513.2" calcext:value-type="float">
            <text:p>24,513.20</text:p>
          </table:table-cell>
          <table:table-cell table:style-name="ce8" table:formula="of:=[.H40]/([.F40]+0.5)" office:value-type="float" office:value="1961.056" calcext:value-type="float">
            <text:p>1,961.0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Hulinski</text:p>
          </table:table-cell>
          <table:table-cell office:value-type="float" office:value="75000" calcext:value-type="float">
            <text:p>75000</text:p>
          </table:table-cell>
          <table:table-cell table:formula="of:=IF([.H40]&lt;=[.L40];&quot;Y&quot;;&quot;Not Covered&quot;)" office:value-type="string" office:string-value="Y" calcext:value-type="string">
            <text:p>Y</text:p>
          </table:table-cell>
          <table:table-cell table:formula="of:=CONCATENATE([.B40];[.F40];[.D40];UPPER(LEFT([.J40];3));RIGHT([.A40];3))" office:value-type="string" office:string-value="HO12CIVBLA035" calcext:value-type="string">
            <text:p>HO12CIVBLA035</text:p>
          </table:table-cell>
        </table:table-row>
        <table:table-row table:style-name="ro1">
          <table:table-cell office:value-type="string" calcext:value-type="string">
            <text:p>HO10CIV032</text:p>
          </table:table-cell>
          <table:table-cell table:formula="of:=LEFT([.A41];2)" office:value-type="string" office:string-value="HO" calcext:value-type="string">
            <text:p>HO</text:p>
          </table:table-cell>
          <table:table-cell table:formula="of:=VLOOKUP([.B41];[.B$57:.C$62];2)" office:value-type="string" office:string-value="Honda" calcext:value-type="string">
            <text:p>Honda</text:p>
          </table:table-cell>
          <table:table-cell table:formula="of:=MID([.A41];5;3)" office:value-type="string" office:string-value="CIV" calcext:value-type="string">
            <text:p>CIV</text:p>
          </table:table-cell>
          <table:table-cell table:formula="of:=VLOOKUP([.D41];[.D$57:.E$67];2)" office:value-type="string" office:string-value="Civic" calcext:value-type="string">
            <text:p>Civic</text:p>
          </table:table-cell>
          <table:table-cell table:formula="of:=MID([.A41];3;2)" office:value-type="string" office:string-value="10" calcext:value-type="string">
            <text:p>10</text:p>
          </table:table-cell>
          <table:table-cell table:formula="of:=IF(21-[.F41]&lt;0;100-[.F41]+21; 21-[.F41])" office:value-type="float" office:value="11" calcext:value-type="float">
            <text:p>11</text:p>
          </table:table-cell>
          <table:table-cell table:style-name="ce4" office:value-type="float" office:value="22573" calcext:value-type="float">
            <text:p>22,573.00</text:p>
          </table:table-cell>
          <table:table-cell table:style-name="ce8" table:formula="of:=[.H41]/([.F41]+0.5)" office:value-type="float" office:value="2149.80952380952" calcext:value-type="float">
            <text:p>2,149.8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orrens</text:p>
          </table:table-cell>
          <table:table-cell office:value-type="float" office:value="75000" calcext:value-type="float">
            <text:p>75000</text:p>
          </table:table-cell>
          <table:table-cell table:formula="of:=IF([.H41]&lt;=[.L41];&quot;Y&quot;;&quot;Not Covered&quot;)" office:value-type="string" office:string-value="Y" calcext:value-type="string">
            <text:p>Y</text:p>
          </table:table-cell>
          <table:table-cell table:formula="of:=CONCATENATE([.B41];[.F41];[.D41];UPPER(LEFT([.J41];3));RIGHT([.A41];3))" office:value-type="string" office:string-value="HO10CIVBLU032" calcext:value-type="string">
            <text:p>HO10CIVBLU032</text:p>
          </table:table-cell>
        </table:table-row>
        <table:table-row table:style-name="ro1">
          <table:table-cell office:value-type="string" calcext:value-type="string">
            <text:p>FD13FCS012</text:p>
          </table:table-cell>
          <table:table-cell table:formula="of:=LEFT([.A42];2)" office:value-type="string" office:string-value="FD" calcext:value-type="string">
            <text:p>FD</text:p>
          </table:table-cell>
          <table:table-cell table:formula="of:=VLOOKUP([.B42];[.B$57:.C$62];2)" office:value-type="string" office:string-value="Ford" calcext:value-type="string">
            <text:p>Ford</text:p>
          </table:table-cell>
          <table:table-cell table:formula="of:=MID([.A42];5;3)" office:value-type="string" office:string-value="FCS" calcext:value-type="string">
            <text:p>FCS</text:p>
          </table:table-cell>
          <table:table-cell table:formula="of:=VLOOKUP([.D42];[.D$57:.E$67];2)" office:value-type="string" office:string-value="Focus" calcext:value-type="string">
            <text:p>Focus</text:p>
          </table:table-cell>
          <table:table-cell table:formula="of:=MID([.A42];3;2)" office:value-type="string" office:string-value="13" calcext:value-type="string">
            <text:p>13</text:p>
          </table:table-cell>
          <table:table-cell table:formula="of:=IF(21-[.F42]&lt;0;100-[.F42]+21; 21-[.F42])" office:value-type="float" office:value="8" calcext:value-type="float">
            <text:p>8</text:p>
          </table:table-cell>
          <table:table-cell table:style-name="ce4" office:value-type="float" office:value="22521.6" calcext:value-type="float">
            <text:p>22,521.60</text:p>
          </table:table-cell>
          <table:table-cell table:style-name="ce8" table:formula="of:=[.H42]/([.F42]+0.5)" office:value-type="float" office:value="1668.26666666667" calcext:value-type="float">
            <text:p>1,668.2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Vizzini</text:p>
          </table:table-cell>
          <table:table-cell office:value-type="float" office:value="75000" calcext:value-type="float">
            <text:p>75000</text:p>
          </table:table-cell>
          <table:table-cell table:formula="of:=IF([.H42]&lt;=[.L42];&quot;Y&quot;;&quot;Not Covered&quot;)" office:value-type="string" office:string-value="Y" calcext:value-type="string">
            <text:p>Y</text:p>
          </table:table-cell>
          <table:table-cell table:formula="of:=CONCATENATE([.B42];[.F42];[.D42];UPPER(LEFT([.J42];3));RIGHT([.A42];3))" office:value-type="string" office:string-value="FD13FCSBLA012" calcext:value-type="string">
            <text:p>FD13FCSBLA012</text:p>
          </table:table-cell>
        </table:table-row>
        <table:table-row table:style-name="ro1">
          <table:table-cell office:value-type="string" calcext:value-type="string">
            <text:p>HY12ELA050</text:p>
          </table:table-cell>
          <table:table-cell table:formula="of:=LEFT([.A43];2)" office:value-type="string" office:string-value="HY" calcext:value-type="string">
            <text:p>HY</text:p>
          </table:table-cell>
          <table:table-cell table:formula="of:=VLOOKUP([.B43];[.B$57:.C$62];2)" office:value-type="string" office:string-value="Hundai" calcext:value-type="string">
            <text:p>Hundai</text:p>
          </table:table-cell>
          <table:table-cell table:formula="of:=MID([.A43];5;3)" office:value-type="string" office:string-value="ELA" calcext:value-type="string">
            <text:p>ELA</text:p>
          </table:table-cell>
          <table:table-cell table:formula="of:=VLOOKUP([.D43];[.D$57:.E$67];2)" office:value-type="string" office:string-value="Elantra" calcext:value-type="string">
            <text:p>Elantra</text:p>
          </table:table-cell>
          <table:table-cell table:formula="of:=MID([.A43];3;2)" office:value-type="string" office:string-value="12" calcext:value-type="string">
            <text:p>12</text:p>
          </table:table-cell>
          <table:table-cell table:formula="of:=IF(21-[.F43]&lt;0;100-[.F43]+21; 21-[.F43])" office:value-type="float" office:value="9" calcext:value-type="float">
            <text:p>9</text:p>
          </table:table-cell>
          <table:table-cell table:style-name="ce4" office:value-type="float" office:value="22282" calcext:value-type="float">
            <text:p>22,282.00</text:p>
          </table:table-cell>
          <table:table-cell table:style-name="ce8" table:formula="of:=[.H43]/([.F43]+0.5)" office:value-type="float" office:value="1782.56" calcext:value-type="float">
            <text:p>1,782.5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cCall</text:p>
          </table:table-cell>
          <table:table-cell office:value-type="float" office:value="100000" calcext:value-type="float">
            <text:p>100000</text:p>
          </table:table-cell>
          <table:table-cell table:formula="of:=IF([.H43]&lt;=[.L43];&quot;Y&quot;;&quot;Not Covered&quot;)" office:value-type="string" office:string-value="Y" calcext:value-type="string">
            <text:p>Y</text:p>
          </table:table-cell>
          <table:table-cell table:formula="of:=CONCATENATE([.B43];[.F43];[.D43];UPPER(LEFT([.J43];3));RIGHT([.A43];3))" office:value-type="string" office:string-value="HY12ELABLU050" calcext:value-type="string">
            <text:p>HY12ELABLU050</text:p>
          </table:table-cell>
        </table:table-row>
        <table:table-row table:style-name="ro1">
          <table:table-cell office:value-type="string" calcext:value-type="string">
            <text:p>HY13ELA052</text:p>
          </table:table-cell>
          <table:table-cell table:formula="of:=LEFT([.A44];2)" office:value-type="string" office:string-value="HY" calcext:value-type="string">
            <text:p>HY</text:p>
          </table:table-cell>
          <table:table-cell table:formula="of:=VLOOKUP([.B44];[.B$57:.C$62];2)" office:value-type="string" office:string-value="Hundai" calcext:value-type="string">
            <text:p>Hundai</text:p>
          </table:table-cell>
          <table:table-cell table:formula="of:=MID([.A44];5;3)" office:value-type="string" office:string-value="ELA" calcext:value-type="string">
            <text:p>ELA</text:p>
          </table:table-cell>
          <table:table-cell table:formula="of:=VLOOKUP([.D44];[.D$57:.E$67];2)" office:value-type="string" office:string-value="Elantra" calcext:value-type="string">
            <text:p>Elantra</text:p>
          </table:table-cell>
          <table:table-cell table:formula="of:=MID([.A44];3;2)" office:value-type="string" office:string-value="13" calcext:value-type="string">
            <text:p>13</text:p>
          </table:table-cell>
          <table:table-cell table:formula="of:=IF(21-[.F44]&lt;0;100-[.F44]+21; 21-[.F44])" office:value-type="float" office:value="8" calcext:value-type="float">
            <text:p>8</text:p>
          </table:table-cell>
          <table:table-cell table:style-name="ce4" office:value-type="float" office:value="22188.5" calcext:value-type="float">
            <text:p>22,188.50</text:p>
          </table:table-cell>
          <table:table-cell table:style-name="ce8" table:formula="of:=[.H44]/([.F44]+0.5)" office:value-type="float" office:value="1643.59259259259" calcext:value-type="float">
            <text:p>1,643.5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wenty</text:p>
          </table:table-cell>
          <table:table-cell office:value-type="float" office:value="100000" calcext:value-type="float">
            <text:p>100000</text:p>
          </table:table-cell>
          <table:table-cell table:formula="of:=IF([.H44]&lt;=[.L44];&quot;Y&quot;;&quot;Not Covered&quot;)" office:value-type="string" office:string-value="Y" calcext:value-type="string">
            <text:p>Y</text:p>
          </table:table-cell>
          <table:table-cell table:formula="of:=CONCATENATE([.B44];[.F44];[.D44];UPPER(LEFT([.J44];3));RIGHT([.A44];3))" office:value-type="string" office:string-value="HY13ELABLU052" calcext:value-type="string">
            <text:p>HY13ELABLU052</text:p>
          </table:table-cell>
        </table:table-row>
        <table:table-row table:style-name="ro1">
          <table:table-cell office:value-type="string" calcext:value-type="string">
            <text:p>TY12CAM029</text:p>
          </table:table-cell>
          <table:table-cell table:formula="of:=LEFT([.A45];2)" office:value-type="string" office:string-value="TY" calcext:value-type="string">
            <text:p>TY</text:p>
          </table:table-cell>
          <table:table-cell table:formula="of:=VLOOKUP([.B45];[.B$57:.C$62];2)" office:value-type="string" office:string-value="Toyota" calcext:value-type="string">
            <text:p>Toyota</text:p>
          </table:table-cell>
          <table:table-cell table:formula="of:=MID([.A45];5;3)" office:value-type="string" office:string-value="CAM" calcext:value-type="string">
            <text:p>CAM</text:p>
          </table:table-cell>
          <table:table-cell table:formula="of:=VLOOKUP([.D45];[.D$57:.E$67];2)" office:value-type="string" office:string-value="Camrey" calcext:value-type="string">
            <text:p>Camrey</text:p>
          </table:table-cell>
          <table:table-cell table:formula="of:=MID([.A45];3;2)" office:value-type="string" office:string-value="12" calcext:value-type="string">
            <text:p>12</text:p>
          </table:table-cell>
          <table:table-cell table:formula="of:=IF(21-[.F45]&lt;0;100-[.F45]+21; 21-[.F45])" office:value-type="float" office:value="9" calcext:value-type="float">
            <text:p>9</text:p>
          </table:table-cell>
          <table:table-cell table:style-name="ce4" office:value-type="float" office:value="22128.2" calcext:value-type="float">
            <text:p>22,128.20</text:p>
          </table:table-cell>
          <table:table-cell table:style-name="ce8" table:formula="of:=[.H45]/([.F45]+0.5)" office:value-type="float" office:value="1770.256" calcext:value-type="float">
            <text:p>1,770.2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an</text:p>
          </table:table-cell>
          <table:table-cell office:value-type="float" office:value="100000" calcext:value-type="float">
            <text:p>100000</text:p>
          </table:table-cell>
          <table:table-cell table:formula="of:=IF([.H45]&lt;=[.L45];&quot;Y&quot;;&quot;Not Covered&quot;)" office:value-type="string" office:string-value="Y" calcext:value-type="string">
            <text:p>Y</text:p>
          </table:table-cell>
          <table:table-cell table:formula="of:=CONCATENATE([.B45];[.F45];[.D45];UPPER(LEFT([.J45];3));RIGHT([.A45];3))" office:value-type="string" office:string-value="TY12CAMBLU029" calcext:value-type="string">
            <text:p>TY12CAMBLU029</text:p>
          </table:table-cell>
        </table:table-row>
        <table:table-row table:style-name="ro1">
          <table:table-cell office:value-type="string" calcext:value-type="string">
            <text:p>HY13ELA051</text:p>
          </table:table-cell>
          <table:table-cell table:formula="of:=LEFT([.A46];2)" office:value-type="string" office:string-value="HY" calcext:value-type="string">
            <text:p>HY</text:p>
          </table:table-cell>
          <table:table-cell table:formula="of:=VLOOKUP([.B46];[.B$57:.C$62];2)" office:value-type="string" office:string-value="Hundai" calcext:value-type="string">
            <text:p>Hundai</text:p>
          </table:table-cell>
          <table:table-cell table:formula="of:=MID([.A46];5;3)" office:value-type="string" office:string-value="ELA" calcext:value-type="string">
            <text:p>ELA</text:p>
          </table:table-cell>
          <table:table-cell table:formula="of:=VLOOKUP([.D46];[.D$57:.E$67];2)" office:value-type="string" office:string-value="Elantra" calcext:value-type="string">
            <text:p>Elantra</text:p>
          </table:table-cell>
          <table:table-cell table:formula="of:=MID([.A46];3;2)" office:value-type="string" office:string-value="13" calcext:value-type="string">
            <text:p>13</text:p>
          </table:table-cell>
          <table:table-cell table:formula="of:=IF(21-[.F46]&lt;0;100-[.F46]+21; 21-[.F46])" office:value-type="float" office:value="8" calcext:value-type="float">
            <text:p>8</text:p>
          </table:table-cell>
          <table:table-cell table:style-name="ce4" office:value-type="float" office:value="20223.9" calcext:value-type="float">
            <text:p>20,223.90</text:p>
          </table:table-cell>
          <table:table-cell table:style-name="ce8" table:formula="of:=[.H46]/([.F46]+0.5)" office:value-type="float" office:value="1498.06666666667" calcext:value-type="float">
            <text:p>1,498.0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raulty</text:p>
          </table:table-cell>
          <table:table-cell office:value-type="float" office:value="100000" calcext:value-type="float">
            <text:p>100000</text:p>
          </table:table-cell>
          <table:table-cell table:formula="of:=IF([.H46]&lt;=[.L46];&quot;Y&quot;;&quot;Not Covered&quot;)" office:value-type="string" office:string-value="Y" calcext:value-type="string">
            <text:p>Y</text:p>
          </table:table-cell>
          <table:table-cell table:formula="of:=CONCATENATE([.B46];[.F46];[.D46];UPPER(LEFT([.J46];3));RIGHT([.A46];3))" office:value-type="string" office:string-value="HY13ELABLA051" calcext:value-type="string">
            <text:p>HY13ELABLA051</text:p>
          </table:table-cell>
        </table:table-row>
        <table:table-row table:style-name="ro1">
          <table:table-cell office:value-type="string" calcext:value-type="string">
            <text:p>GM12CMR015</text:p>
          </table:table-cell>
          <table:table-cell table:formula="of:=LEFT([.A47];2)" office:value-type="string" office:string-value="GM" calcext:value-type="string">
            <text:p>GM</text:p>
          </table:table-cell>
          <table:table-cell table:formula="of:=VLOOKUP([.B47];[.B$57:.C$62];2)" office:value-type="string" office:string-value="General Motors" calcext:value-type="string">
            <text:p>General Motors</text:p>
          </table:table-cell>
          <table:table-cell table:formula="of:=MID([.A47];5;3)" office:value-type="string" office:string-value="CMR" calcext:value-type="string">
            <text:p>CMR</text:p>
          </table:table-cell>
          <table:table-cell table:formula="of:=VLOOKUP([.D47];[.D$57:.E$67];2)" office:value-type="string" office:string-value="Camero" calcext:value-type="string">
            <text:p>Camero</text:p>
          </table:table-cell>
          <table:table-cell table:formula="of:=MID([.A47];3;2)" office:value-type="string" office:string-value="12" calcext:value-type="string">
            <text:p>12</text:p>
          </table:table-cell>
          <table:table-cell table:formula="of:=IF(21-[.F47]&lt;0;100-[.F47]+21; 21-[.F47])" office:value-type="float" office:value="9" calcext:value-type="float">
            <text:p>9</text:p>
          </table:table-cell>
          <table:table-cell table:style-name="ce4" office:value-type="float" office:value="19421.1" calcext:value-type="float">
            <text:p>19,421.10</text:p>
          </table:table-cell>
          <table:table-cell table:style-name="ce8" table:formula="of:=[.H47]/([.F47]+0.5)" office:value-type="float" office:value="1553.688" calcext:value-type="float">
            <text:p>1,553.6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ard</text:p>
          </table:table-cell>
          <table:table-cell office:value-type="float" office:value="100000" calcext:value-type="float">
            <text:p>100000</text:p>
          </table:table-cell>
          <table:table-cell table:formula="of:=IF([.H47]&lt;=[.L47];&quot;Y&quot;;&quot;Not Covered&quot;)" office:value-type="string" office:string-value="Y" calcext:value-type="string">
            <text:p>Y</text:p>
          </table:table-cell>
          <table:table-cell table:formula="of:=CONCATENATE([.B47];[.F47];[.D47];UPPER(LEFT([.J47];3));RIGHT([.A47];3))" office:value-type="string" office:string-value="GM12CMRBLA015" calcext:value-type="string">
            <text:p>GM12CMRBLA015</text:p>
          </table:table-cell>
        </table:table-row>
        <table:table-row table:style-name="ro1">
          <table:table-cell office:value-type="string" calcext:value-type="string">
            <text:p>FD12FCS011</text:p>
          </table:table-cell>
          <table:table-cell table:formula="of:=LEFT([.A48];2)" office:value-type="string" office:string-value="FD" calcext:value-type="string">
            <text:p>FD</text:p>
          </table:table-cell>
          <table:table-cell table:formula="of:=VLOOKUP([.B48];[.B$57:.C$62];2)" office:value-type="string" office:string-value="Ford" calcext:value-type="string">
            <text:p>Ford</text:p>
          </table:table-cell>
          <table:table-cell table:formula="of:=MID([.A48];5;3)" office:value-type="string" office:string-value="FCS" calcext:value-type="string">
            <text:p>FCS</text:p>
          </table:table-cell>
          <table:table-cell table:formula="of:=VLOOKUP([.D48];[.D$57:.E$67];2)" office:value-type="string" office:string-value="Focus" calcext:value-type="string">
            <text:p>Focus</text:p>
          </table:table-cell>
          <table:table-cell table:formula="of:=MID([.A48];3;2)" office:value-type="string" office:string-value="12" calcext:value-type="string">
            <text:p>12</text:p>
          </table:table-cell>
          <table:table-cell table:formula="of:=IF(21-[.F48]&lt;0;100-[.F48]+21; 21-[.F48])" office:value-type="float" office:value="9" calcext:value-type="float">
            <text:p>9</text:p>
          </table:table-cell>
          <table:table-cell table:style-name="ce4" office:value-type="float" office:value="19341.7" calcext:value-type="float">
            <text:p>19,341.70</text:p>
          </table:table-cell>
          <table:table-cell table:style-name="ce8" table:formula="of:=[.H48]/([.F48]+0.5)" office:value-type="float" office:value="1547.336" calcext:value-type="float">
            <text:p>1,547.3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ousef</text:p>
          </table:table-cell>
          <table:table-cell office:value-type="float" office:value="75000" calcext:value-type="float">
            <text:p>75000</text:p>
          </table:table-cell>
          <table:table-cell table:formula="of:=IF([.H48]&lt;=[.L48];&quot;Y&quot;;&quot;Not Covered&quot;)" office:value-type="string" office:string-value="Y" calcext:value-type="string">
            <text:p>Y</text:p>
          </table:table-cell>
          <table:table-cell table:formula="of:=CONCATENATE([.B48];[.F48];[.D48];UPPER(LEFT([.J48];3));RIGHT([.A48];3))" office:value-type="string" office:string-value="FD12FCSWHI011" calcext:value-type="string">
            <text:p>FD12FCSWHI011</text:p>
          </table:table-cell>
        </table:table-row>
        <table:table-row table:style-name="ro1">
          <table:table-cell office:value-type="string" calcext:value-type="string">
            <text:p>TY14COR027</text:p>
          </table:table-cell>
          <table:table-cell table:formula="of:=LEFT([.A49];2)" office:value-type="string" office:string-value="TY" calcext:value-type="string">
            <text:p>TY</text:p>
          </table:table-cell>
          <table:table-cell table:formula="of:=VLOOKUP([.B49];[.B$57:.C$62];2)" office:value-type="string" office:string-value="Toyota" calcext:value-type="string">
            <text:p>Toyota</text:p>
          </table:table-cell>
          <table:table-cell table:formula="of:=MID([.A49];5;3)" office:value-type="string" office:string-value="COR" calcext:value-type="string">
            <text:p>COR</text:p>
          </table:table-cell>
          <table:table-cell table:formula="of:=VLOOKUP([.D49];[.D$57:.E$67];2)" office:value-type="string" office:string-value="Corola" calcext:value-type="string">
            <text:p>Corola</text:p>
          </table:table-cell>
          <table:table-cell table:formula="of:=MID([.A49];3;2)" office:value-type="string" office:string-value="14" calcext:value-type="string">
            <text:p>14</text:p>
          </table:table-cell>
          <table:table-cell table:formula="of:=IF(21-[.F49]&lt;0;100-[.F49]+21; 21-[.F49])" office:value-type="float" office:value="7" calcext:value-type="float">
            <text:p>7</text:p>
          </table:table-cell>
          <table:table-cell table:style-name="ce4" office:value-type="float" office:value="17556.3" calcext:value-type="float">
            <text:p>17,556.30</text:p>
          </table:table-cell>
          <table:table-cell table:style-name="ce8" table:formula="of:=[.H49]/([.F49]+0.5)" office:value-type="float" office:value="1210.77931034483" calcext:value-type="float">
            <text:p>1,210.7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Praulty</text:p>
          </table:table-cell>
          <table:table-cell office:value-type="float" office:value="100000" calcext:value-type="float">
            <text:p>100000</text:p>
          </table:table-cell>
          <table:table-cell table:formula="of:=IF([.H49]&lt;=[.L49];&quot;Y&quot;;&quot;Not Covered&quot;)" office:value-type="string" office:string-value="Y" calcext:value-type="string">
            <text:p>Y</text:p>
          </table:table-cell>
          <table:table-cell table:formula="of:=CONCATENATE([.B49];[.F49];[.D49];UPPER(LEFT([.J49];3));RIGHT([.A49];3))" office:value-type="string" office:string-value="TY14CORBLU027" calcext:value-type="string">
            <text:p>TY14CORBLU027</text:p>
          </table:table-cell>
        </table:table-row>
        <table:table-row table:style-name="ro1">
          <table:table-cell office:value-type="string" calcext:value-type="string">
            <text:p>GM14CMR016</text:p>
          </table:table-cell>
          <table:table-cell table:formula="of:=LEFT([.A50];2)" office:value-type="string" office:string-value="GM" calcext:value-type="string">
            <text:p>GM</text:p>
          </table:table-cell>
          <table:table-cell table:formula="of:=VLOOKUP([.B50];[.B$57:.C$62];2)" office:value-type="string" office:string-value="General Motors" calcext:value-type="string">
            <text:p>General Motors</text:p>
          </table:table-cell>
          <table:table-cell table:formula="of:=MID([.A50];5;3)" office:value-type="string" office:string-value="CMR" calcext:value-type="string">
            <text:p>CMR</text:p>
          </table:table-cell>
          <table:table-cell table:formula="of:=VLOOKUP([.D50];[.D$57:.E$67];2)" office:value-type="string" office:string-value="Camero" calcext:value-type="string">
            <text:p>Camero</text:p>
          </table:table-cell>
          <table:table-cell table:formula="of:=MID([.A50];3;2)" office:value-type="string" office:string-value="14" calcext:value-type="string">
            <text:p>14</text:p>
          </table:table-cell>
          <table:table-cell table:formula="of:=IF(21-[.F50]&lt;0;100-[.F50]+21; 21-[.F50])" office:value-type="float" office:value="7" calcext:value-type="float">
            <text:p>7</text:p>
          </table:table-cell>
          <table:table-cell table:style-name="ce4" office:value-type="float" office:value="14289.6" calcext:value-type="float">
            <text:p>14,289.60</text:p>
          </table:table-cell>
          <table:table-cell table:style-name="ce8" table:formula="of:=[.H50]/([.F50]+0.5)" office:value-type="float" office:value="985.489655172414" calcext:value-type="float">
            <text:p>985.4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orrens</text:p>
          </table:table-cell>
          <table:table-cell office:value-type="float" office:value="100000" calcext:value-type="float">
            <text:p>100000</text:p>
          </table:table-cell>
          <table:table-cell table:formula="of:=IF([.H50]&lt;=[.L50];&quot;Y&quot;;&quot;Not Covered&quot;)" office:value-type="string" office:string-value="Y" calcext:value-type="string">
            <text:p>Y</text:p>
          </table:table-cell>
          <table:table-cell table:formula="of:=CONCATENATE([.B50];[.F50];[.D50];UPPER(LEFT([.J50];3));RIGHT([.A50];3))" office:value-type="string" office:string-value="GM14CMRWHI016" calcext:value-type="string">
            <text:p>GM14CMRWHI016</text:p>
          </table:table-cell>
        </table:table-row>
        <table:table-row table:style-name="ro1">
          <table:table-cell office:value-type="string" calcext:value-type="string">
            <text:p>HO13CIV036</text:p>
          </table:table-cell>
          <table:table-cell table:formula="of:=LEFT([.A51];2)" office:value-type="string" office:string-value="HO" calcext:value-type="string">
            <text:p>HO</text:p>
          </table:table-cell>
          <table:table-cell table:formula="of:=VLOOKUP([.B51];[.B$57:.C$62];2)" office:value-type="string" office:string-value="Honda" calcext:value-type="string">
            <text:p>Honda</text:p>
          </table:table-cell>
          <table:table-cell table:formula="of:=MID([.A51];5;3)" office:value-type="string" office:string-value="CIV" calcext:value-type="string">
            <text:p>CIV</text:p>
          </table:table-cell>
          <table:table-cell table:formula="of:=VLOOKUP([.D51];[.D$57:.E$67];2)" office:value-type="string" office:string-value="Civic" calcext:value-type="string">
            <text:p>Civic</text:p>
          </table:table-cell>
          <table:table-cell table:formula="of:=MID([.A51];3;2)" office:value-type="string" office:string-value="13" calcext:value-type="string">
            <text:p>13</text:p>
          </table:table-cell>
          <table:table-cell table:formula="of:=IF(21-[.F51]&lt;0;100-[.F51]+21; 21-[.F51])" office:value-type="float" office:value="8" calcext:value-type="float">
            <text:p>8</text:p>
          </table:table-cell>
          <table:table-cell table:style-name="ce4" office:value-type="float" office:value="13867.6" calcext:value-type="float">
            <text:p>13,867.60</text:p>
          </table:table-cell>
          <table:table-cell table:style-name="ce8" table:formula="of:=[.H51]/([.F51]+0.5)" office:value-type="float" office:value="1027.22962962963" calcext:value-type="float">
            <text:p>1,027.2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an</text:p>
          </table:table-cell>
          <table:table-cell office:value-type="float" office:value="75000" calcext:value-type="float">
            <text:p>75000</text:p>
          </table:table-cell>
          <table:table-cell table:formula="of:=IF([.H51]&lt;=[.L51];&quot;Y&quot;;&quot;Not Covered&quot;)" office:value-type="string" office:string-value="Y" calcext:value-type="string">
            <text:p>Y</text:p>
          </table:table-cell>
          <table:table-cell table:formula="of:=CONCATENATE([.B51];[.F51];[.D51];UPPER(LEFT([.J51];3));RIGHT([.A51];3))" office:value-type="string" office:string-value="HO13CIVBLA036" calcext:value-type="string">
            <text:p>HO13CIVBLA036</text:p>
          </table:table-cell>
        </table:table-row>
        <table:table-row table:style-name="ro1">
          <table:table-cell office:value-type="string" calcext:value-type="string">
            <text:p>FD13FCS013</text:p>
          </table:table-cell>
          <table:table-cell table:formula="of:=LEFT([.A52];2)" office:value-type="string" office:string-value="FD" calcext:value-type="string">
            <text:p>FD</text:p>
          </table:table-cell>
          <table:table-cell table:formula="of:=VLOOKUP([.B52];[.B$57:.C$62];2)" office:value-type="string" office:string-value="Ford" calcext:value-type="string">
            <text:p>Ford</text:p>
          </table:table-cell>
          <table:table-cell table:formula="of:=MID([.A52];5;3)" office:value-type="string" office:string-value="FCS" calcext:value-type="string">
            <text:p>FCS</text:p>
          </table:table-cell>
          <table:table-cell table:formula="of:=VLOOKUP([.D52];[.D$57:.E$67];2)" office:value-type="string" office:string-value="Focus" calcext:value-type="string">
            <text:p>Focus</text:p>
          </table:table-cell>
          <table:table-cell table:formula="of:=MID([.A52];3;2)" office:value-type="string" office:string-value="13" calcext:value-type="string">
            <text:p>13</text:p>
          </table:table-cell>
          <table:table-cell table:formula="of:=IF(21-[.F52]&lt;0;100-[.F52]+21; 21-[.F52])" office:value-type="float" office:value="8" calcext:value-type="float">
            <text:p>8</text:p>
          </table:table-cell>
          <table:table-cell table:style-name="ce4" office:value-type="float" office:value="13682.9" calcext:value-type="float">
            <text:p>13,682.90</text:p>
          </table:table-cell>
          <table:table-cell table:style-name="ce8" table:formula="of:=[.H52]/([.F52]+0.5)" office:value-type="float" office:value="1013.54814814815" calcext:value-type="float">
            <text:p>1,013.5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odriguez</text:p>
          </table:table-cell>
          <table:table-cell office:value-type="float" office:value="75000" calcext:value-type="float">
            <text:p>75000</text:p>
          </table:table-cell>
          <table:table-cell table:formula="of:=IF([.H52]&lt;=[.L52];&quot;Y&quot;;&quot;Not Covered&quot;)" office:value-type="string" office:string-value="Y" calcext:value-type="string">
            <text:p>Y</text:p>
          </table:table-cell>
          <table:table-cell table:formula="of:=CONCATENATE([.B52];[.F52];[.D52];UPPER(LEFT([.J52];3));RIGHT([.A52];3))" office:value-type="string" office:string-value="FD13FCSBLA013" calcext:value-type="string">
            <text:p>FD13FCSBLA013</text:p>
          </table:table-cell>
        </table:table-row>
        <table:table-row table:style-name="ro1">
          <table:table-cell office:value-type="string" calcext:value-type="string">
            <text:p>HO14ODY041</text:p>
          </table:table-cell>
          <table:table-cell table:formula="of:=LEFT([.A53];2)" office:value-type="string" office:string-value="HO" calcext:value-type="string">
            <text:p>HO</text:p>
          </table:table-cell>
          <table:table-cell table:formula="of:=VLOOKUP([.B53];[.B$57:.C$62];2)" office:value-type="string" office:string-value="Honda" calcext:value-type="string">
            <text:p>Honda</text:p>
          </table:table-cell>
          <table:table-cell table:formula="of:=MID([.A53];5;3)" office:value-type="string" office:string-value="ODY" calcext:value-type="string">
            <text:p>ODY</text:p>
          </table:table-cell>
          <table:table-cell table:formula="of:=VLOOKUP([.D53];[.D$57:.E$67];2)" office:value-type="string" office:string-value="Odyssey" calcext:value-type="string">
            <text:p>Odyssey</text:p>
          </table:table-cell>
          <table:table-cell table:formula="of:=MID([.A53];3;2)" office:value-type="string" office:string-value="14" calcext:value-type="string">
            <text:p>14</text:p>
          </table:table-cell>
          <table:table-cell table:formula="of:=IF(21-[.F53]&lt;0;100-[.F53]+21; 21-[.F53])" office:value-type="float" office:value="7" calcext:value-type="float">
            <text:p>7</text:p>
          </table:table-cell>
          <table:table-cell table:style-name="ce4" office:value-type="float" office:value="3708.1" calcext:value-type="float">
            <text:p>3,708.10</text:p>
          </table:table-cell>
          <table:table-cell table:style-name="ce8" table:formula="of:=[.H53]/([.F53]+0.5)" office:value-type="float" office:value="255.731034482759" calcext:value-type="float">
            <text:p>255.7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cCall</text:p>
          </table:table-cell>
          <table:table-cell office:value-type="float" office:value="100000" calcext:value-type="float">
            <text:p>100000</text:p>
          </table:table-cell>
          <table:table-cell table:formula="of:=IF([.H53]&lt;=[.L53];&quot;Y&quot;;&quot;Not Covered&quot;)" office:value-type="string" office:string-value="Y" calcext:value-type="string">
            <text:p>Y</text:p>
          </table:table-cell>
          <table:table-cell table:formula="of:=CONCATENATE([.B53];[.F53];[.D53];UPPER(LEFT([.J53];3));RIGHT([.A53];3))" office:value-type="string" office:string-value="HO14ODYBLA041" calcext:value-type="string">
            <text:p>HO14ODYBLA04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okup Table</text:p>
          </table:table-cell>
          <table:table-cell/>
          <table:table-cell office:value-type="string" calcext:value-type="string">
            <text:p>Lookup Table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R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re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ava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M</text:p>
          </table:table-cell>
          <table:table-cell office:value-type="string" calcext:value-type="string">
            <text:p>General Motor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Civi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Camer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Y</text:p>
          </table:table-cell>
          <table:table-cell office:value-type="string" calcext:value-type="string">
            <text:p>Hundai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orol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Y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Elantra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CS</text:p>
          </table:table-cell>
          <table:table-cell office:value-type="string" calcext:value-type="string">
            <text:p>Focu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TG</text:p>
          </table:table-cell>
          <table:table-cell office:value-type="string" calcext:value-type="string">
            <text:p>Musta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ODY</text:p>
          </table:table-cell>
          <table:table-cell office:value-type="string" calcext:value-type="string">
            <text:p>Odysse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TC</text:p>
          </table:table-cell>
          <table:table-cell office:value-type="string" calcext:value-type="string">
            <text:p>PT Cruis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LV</text:p>
          </table:table-cell>
          <table:table-cell office:value-type="string" calcext:value-type="string">
            <text:p>Silverado</text:p>
          </table:table-cell>
          <table:table-cell table:number-columns-repeated="9"/>
        </table:table-row>
        <table:table-row table:style-name="ro1" table:number-rows-repeated="1048508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Car_Inventory.H1:Car_Inventory.H104857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Pivot Table_Car_Inventory" table:style-name="ta1">
        <table:shapes>
          <draw:frame draw:z-index="0" draw:style-name="gr1" draw:text-style-name="P1" svg:width="8.9094in" svg:height="4.2039in" svg:x="2.5693in" svg:y="0.0728in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6" table:default-cell-style-name="ce11"/>
        <table:table-column table:style-name="co17" table:default-cell-style-name="ce15"/>
        <table:table-column table:style-name="co17" table:default-cell-style-name="Default"/>
        <table:table-row table:style-name="ro1">
          <table:table-cell table:style-name="ce9" office:value-type="string" calcext:value-type="string">
            <text:p>Driver</text:p>
          </table:table-cell>
          <table:table-cell table:style-name="ce13" office:value-type="string" calcext:value-type="string">
            <text:p>Sum - Miles</text:p>
          </table:table-cell>
          <table:table-cell/>
        </table:table-row>
        <table:table-row table:style-name="ro1">
          <table:table-cell table:style-name="ce10" office:value-type="string" calcext:value-type="string">
            <text:p>Bard</text:p>
          </table:table-cell>
          <table:table-cell table:style-name="ce14" office:value-type="float" office:value="144647.7" calcext:value-type="float">
            <text:p>144,647.70</text:p>
          </table:table-cell>
          <table:table-cell/>
        </table:table-row>
        <table:table-row table:style-name="ro1">
          <table:table-cell office:value-type="string" calcext:value-type="string">
            <text:p>Chan</text:p>
          </table:table-cell>
          <table:table-cell office:value-type="float" office:value="150656.4" calcext:value-type="float">
            <text:p>150,656.40</text:p>
          </table:table-cell>
          <table:table-cell/>
        </table:table-row>
        <table:table-row table:style-name="ro1">
          <table:table-cell office:value-type="string" calcext:value-type="string">
            <text:p>Ewenty</text:p>
          </table:table-cell>
          <table:table-cell office:value-type="float" office:value="154427.9" calcext:value-type="float">
            <text:p>154,427.90</text:p>
          </table:table-cell>
          <table:table-cell/>
        </table:table-row>
        <table:table-row table:style-name="ro1">
          <table:table-cell office:value-type="string" calcext:value-type="string">
            <text:p>Gaul</text:p>
          </table:table-cell>
          <table:table-cell office:value-type="float" office:value="179986" calcext:value-type="float">
            <text:p>179,986.00</text:p>
          </table:table-cell>
          <table:table-cell/>
        </table:table-row>
        <table:table-row table:style-name="ro1">
          <table:table-cell office:value-type="string" calcext:value-type="string">
            <text:p>Howard</text:p>
          </table:table-cell>
          <table:table-cell office:value-type="float" office:value="143640.7" calcext:value-type="float">
            <text:p>143,640.70</text:p>
          </table:table-cell>
          <table:table-cell/>
        </table:table-row>
        <table:table-row table:style-name="ro1">
          <table:table-cell office:value-type="string" calcext:value-type="string">
            <text:p>Hulinski</text:p>
          </table:table-cell>
          <table:table-cell office:value-type="float" office:value="135078.2" calcext:value-type="float">
            <text:p>135,078.20</text:p>
          </table:table-cell>
          <table:table-cell/>
        </table:table-row>
        <table:table-row table:style-name="ro1">
          <table:table-cell office:value-type="string" calcext:value-type="string">
            <text:p>Jones</text:p>
          </table:table-cell>
          <table:table-cell office:value-type="float" office:value="184693.8" calcext:value-type="float">
            <text:p>184,693.80</text:p>
          </table:table-cell>
          <table:table-cell/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127731.3" calcext:value-type="float">
            <text:p>127,731.30</text:p>
          </table:table-cell>
          <table:table-cell/>
        </table:table-row>
        <table:table-row table:style-name="ro1">
          <table:table-cell office:value-type="string" calcext:value-type="string">
            <text:p>McCall</text:p>
          </table:table-cell>
          <table:table-cell office:value-type="float" office:value="70964.9" calcext:value-type="float">
            <text:p>70,964.90</text:p>
          </table:table-cell>
          <table:table-cell/>
        </table:table-row>
        <table:table-row table:style-name="ro1">
          <table:table-cell office:value-type="string" calcext:value-type="string">
            <text:p>Praulty</text:p>
          </table:table-cell>
          <table:table-cell office:value-type="float" office:value="65315" calcext:value-type="float">
            <text:p>65,315.00</text:p>
          </table:table-cell>
          <table:table-cell/>
        </table:table-row>
        <table:table-row table:style-name="ro1">
          <table:table-cell office:value-type="string" calcext:value-type="string">
            <text:p>Rodriguez</text:p>
          </table:table-cell>
          <table:table-cell office:value-type="float" office:value="138561.5" calcext:value-type="float">
            <text:p>138,561.50</text:p>
          </table:table-cell>
          <table:table-cell/>
        </table:table-row>
        <table:table-row table:style-name="ro1">
          <table:table-cell office:value-type="string" calcext:value-type="string">
            <text:p>Santos</text:p>
          </table:table-cell>
          <table:table-cell office:value-type="float" office:value="141229.4" calcext:value-type="float">
            <text:p>141,229.40</text:p>
          </table:table-cell>
          <table:table-cell/>
        </table:table-row>
        <table:table-row table:style-name="ro1">
          <table:table-cell office:value-type="string" calcext:value-type="string">
            <text:p>Smith</text:p>
          </table:table-cell>
          <table:table-cell office:value-type="float" office:value="305432.4" calcext:value-type="float">
            <text:p>305,432.40</text:p>
          </table:table-cell>
          <table:table-cell/>
        </table:table-row>
        <table:table-row table:style-name="ro1">
          <table:table-cell office:value-type="string" calcext:value-type="string">
            <text:p>Swartz</text:p>
          </table:table-cell>
          <table:table-cell office:value-type="float" office:value="177713.9" calcext:value-type="float">
            <text:p>177,713.90</text:p>
          </table:table-cell>
          <table:table-cell/>
        </table:table-row>
        <table:table-row table:style-name="ro1">
          <table:table-cell office:value-type="string" calcext:value-type="string">
            <text:p>Torrens</text:p>
          </table:table-cell>
          <table:table-cell office:value-type="float" office:value="65964.9" calcext:value-type="float">
            <text:p>65,964.90</text:p>
          </table:table-cell>
          <table:table-cell/>
        </table:table-row>
        <table:table-row table:style-name="ro1">
          <table:table-cell office:value-type="string" calcext:value-type="string">
            <text:p>Vizzini</text:p>
          </table:table-cell>
          <table:table-cell office:value-type="float" office:value="130601.6" calcext:value-type="float">
            <text:p>130,601.60</text:p>
          </table:table-cell>
          <table:table-cell/>
        </table:table-row>
        <table:table-row table:style-name="ro1">
          <table:table-cell office:value-type="string" calcext:value-type="string">
            <text:p>Yousef</text:p>
          </table:table-cell>
          <table:table-cell table:style-name="ce16" office:value-type="float" office:value="19341.7" calcext:value-type="float">
            <text:p>19,341.70</text:p>
          </table:table-cell>
          <table:table-cell/>
        </table:table-row>
        <table:table-row table:style-name="ro1">
          <table:table-cell table:style-name="ce12" office:value-type="string" calcext:value-type="string">
            <text:p>Total Result</text:p>
          </table:table-cell>
          <table:table-cell table:style-name="ce17" office:value-type="float" office:value="2335987.3" calcext:value-type="float">
            <text:p>2,335,987.30</text:p>
          </table:table-cell>
          <table:table-cell/>
        </table:table-row>
      </table:table>
      <table:named-expressions/>
      <table:database-ranges>
        <table:database-range table:name="__Anonymous_Sheet_DB__0" table:target-range-address="Car_Inventory.A2:Car_Inventory.N53" table:contains-header="false">
          <table:sort>
            <table:sort-by table:field-number="7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Car_Inventory'.A1:'Pivot Table_Car_Inventory'.B19" table:buttons="'Pivot Table_Car_Inventory'.A1" table:ignore-empty-rows="true" table:identify-categories="true" table:show-filter-button="false">
          <table:source-cell-range table:cell-range-address="Car_Inventory.B1:Car_Inventory.N53"/>
          <table:data-pilot-field table:source-field-name="Driver" table:orientation="row" table:used-hierarchy="0" table:function="auto">
            <table:data-pilot-level table:show-empty="false" calcext:repeat-item-labels="false">
              <table:data-pilot-members>
                <table:data-pilot-member table:name="Bard" table:display="true" table:show-details="true"/>
                <table:data-pilot-member table:name="Chan" table:display="true" table:show-details="true"/>
                <table:data-pilot-member table:name="Ewenty" table:display="true" table:show-details="true"/>
                <table:data-pilot-member table:name="Gaul" table:display="true" table:show-details="true"/>
                <table:data-pilot-member table:name="Howard" table:display="true" table:show-details="true"/>
                <table:data-pilot-member table:name="Hulinski" table:display="true" table:show-details="true"/>
                <table:data-pilot-member table:name="Jones" table:display="true" table:show-details="true"/>
                <table:data-pilot-member table:name="Lyon" table:display="true" table:show-details="true"/>
                <table:data-pilot-member table:name="McCall" table:display="true" table:show-details="true"/>
                <table:data-pilot-member table:name="Praulty" table:display="true" table:show-details="true"/>
                <table:data-pilot-member table:name="Rodriguez" table:display="true" table:show-details="true"/>
                <table:data-pilot-member table:name="Santos" table:display="true" table:show-details="true"/>
                <table:data-pilot-member table:name="Smith" table:display="true" table:show-details="true"/>
                <table:data-pilot-member table:name="Swartz" table:display="true" table:show-details="true"/>
                <table:data-pilot-member table:name="Torrens" table:display="true" table:show-details="true"/>
                <table:data-pilot-member table:name="Vizzini" table:display="true" table:show-details="true"/>
                <table:data-pilot-member table:name="Yous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iles" table:orientation="data" table:used-hierarchy="0" table:function="sum">
            <table:data-pilot-level table:show-empty="false" calcext:repeat-item-labels="false">
              <table:data-pilot-members>
                <table:data-pilot-member table:name="3,708.10" table:display="true" table:show-details="true"/>
                <table:data-pilot-member table:name="13,682.90" table:display="true" table:show-details="true"/>
                <table:data-pilot-member table:name="13,867.60" table:display="true" table:show-details="true"/>
                <table:data-pilot-member table:name="14,289.60" table:display="true" table:show-details="true"/>
                <table:data-pilot-member table:name="17,556.30" table:display="true" table:show-details="true"/>
                <table:data-pilot-member table:name="19,341.70" table:display="true" table:show-details="true"/>
                <table:data-pilot-member table:name="19,421.10" table:display="true" table:show-details="true"/>
                <table:data-pilot-member table:name="20,223.90" table:display="true" table:show-details="true"/>
                <table:data-pilot-member table:name="22,128.20" table:display="true" table:show-details="true"/>
                <table:data-pilot-member table:name="22,188.50" table:display="true" table:show-details="true"/>
                <table:data-pilot-member table:name="22,282.00" table:display="true" table:show-details="true"/>
                <table:data-pilot-member table:name="22,521.60" table:display="true" table:show-details="true"/>
                <table:data-pilot-member table:name="22,573.00" table:display="true" table:show-details="true"/>
                <table:data-pilot-member table:name="24,513.20" table:display="true" table:show-details="true"/>
                <table:data-pilot-member table:name="27,394.20" table:display="true" table:show-details="true"/>
                <table:data-pilot-member table:name="27,534.80" table:display="true" table:show-details="true"/>
                <table:data-pilot-member table:name="27,637.10" table:display="true" table:show-details="true"/>
                <table:data-pilot-member table:name="28,464.80" table:display="true" table:show-details="true"/>
                <table:data-pilot-member table:name="29,102.30" table:display="true" table:show-details="true"/>
                <table:data-pilot-member table:name="29,601.90" table:display="true" table:show-details="true"/>
                <table:data-pilot-member table:name="30,555.30" table:display="true" table:show-details="true"/>
                <table:data-pilot-member table:name="31,144.40" table:display="true" table:show-details="true"/>
                <table:data-pilot-member table:name="33,477.20" table:display="true" table:show-details="true"/>
                <table:data-pilot-member table:name="35,137.00" table:display="true" table:show-details="true"/>
                <table:data-pilot-member table:name="36,438.50" table:display="true" table:show-details="true"/>
                <table:data-pilot-member table:name="37,558.80" table:display="true" table:show-details="true"/>
                <table:data-pilot-member table:name="40,326.80" table:display="true" table:show-details="true"/>
                <table:data-pilot-member table:name="42,074.20" table:display="true" table:show-details="true"/>
                <table:data-pilot-member table:name="42,504.60" table:display="true" table:show-details="true"/>
                <table:data-pilot-member table:name="44,946.50" table:display="true" table:show-details="true"/>
                <table:data-pilot-member table:name="44,974.80" table:display="true" table:show-details="true"/>
                <table:data-pilot-member table:name="46,311.40" table:display="true" table:show-details="true"/>
                <table:data-pilot-member table:name="48,114.20" table:display="true" table:show-details="true"/>
                <table:data-pilot-member table:name="50,854.10" table:display="true" table:show-details="true"/>
                <table:data-pilot-member table:name="52,229.50" table:display="true" table:show-details="true"/>
                <table:data-pilot-member table:name="52,699.40" table:display="true" table:show-details="true"/>
                <table:data-pilot-member table:name="60,389.50" table:display="true" table:show-details="true"/>
                <table:data-pilot-member table:name="64,467.40" table:display="true" table:show-details="true"/>
                <table:data-pilot-member table:name="64,542.00" table:display="true" table:show-details="true"/>
                <table:data-pilot-member table:name="67,829.10" table:display="true" table:show-details="true"/>
                <table:data-pilot-member table:name="68,658.90" table:display="true" table:show-details="true"/>
                <table:data-pilot-member table:name="69,891.90" table:display="true" table:show-details="true"/>
                <table:data-pilot-member table:name="72,527.20" table:display="true" table:show-details="true"/>
                <table:data-pilot-member table:name="73,444.40" table:display="true" table:show-details="true"/>
                <table:data-pilot-member table:name="77,243.10" table:display="true" table:show-details="true"/>
                <table:data-pilot-member table:name="79,420.60" table:display="true" table:show-details="true"/>
                <table:data-pilot-member table:name="80,685.80" table:display="true" table:show-details="true"/>
                <table:data-pilot-member table:name="82,374.00" table:display="true" table:show-details="true"/>
                <table:data-pilot-member table:name="83,162.70" table:display="true" table:show-details="true"/>
                <table:data-pilot-member table:name="85,928.00" table:display="true" table:show-details="true"/>
                <table:data-pilot-member table:name="93,382.60" table:display="true" table:show-details="true"/>
                <table:data-pilot-member table:name="114,660.6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Unifont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9T09:13:22.301309840</dc:date>
    <meta:editing-duration>PT1H32M33S</meta:editing-duration>
    <meta:editing-cycles>31</meta:editing-cycles>
    <meta:generator>LibreOffice/7.1.1.2$Linux_X86_64 LibreOffice_project/10$Build-2</meta:generator>
    <meta:document-statistic meta:table-count="2" meta:cell-count="81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false" chart:label-position="top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631cm" svg:height="10.679cm" xlink:href=".." xlink:type="simple" loext:data-pilot-source="DataPilot1" chart:class="chart:bar" chart:style-name="ch1">
        <chart:legend chart:legend-position="end" svg:x="18.744cm" svg:y="3.5cm" style:legend-expansion="high" chart:style-name="ch2"/>
        <chart:plot-area chart:style-name="ch3" table:cell-range-address="PivotChart" chart:data-source-has-labels="column" svg:x="1.338cm" svg:y="1.061cm" svg:width="16.722cm" svg:height="8.761cm" dr3d:transform="matrix (0.999006046197128 0.00851271660870234 0.0437544662579864 -0.0236745429089402 0.933032724898682 0.359011769007914 -0.0377681834304232 -0.359690794883716 0.93230686814819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697cm" svg:y="1.061cm" svg:width="15.525cm" svg:height="7.0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PT@data 0" chart:label-cell-address="PT@label 0" chart:class="chart:bar">
            <chart:data-point chart:style-name="ch8" chart:repeated="14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rd</text:p>
                <draw:g>
                  <svg:desc>PT@categories</svg:desc>
                </draw:g>
              </table:table-cell>
              <table:table-cell office:value-type="float" office:value="144647.7">
                <text:p>144647.7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Chan</text:p>
              </table:table-cell>
              <table:table-cell office:value-type="float" office:value="150656.4">
                <text:p>150656.4</text:p>
              </table:table-cell>
            </table:table-row>
            <table:table-row>
              <table:table-cell office:value-type="string">
                <text:p>Ewenty</text:p>
              </table:table-cell>
              <table:table-cell office:value-type="float" office:value="154427.9">
                <text:p>154427.9</text:p>
              </table:table-cell>
            </table:table-row>
            <table:table-row>
              <table:table-cell office:value-type="string">
                <text:p>Gaul</text:p>
              </table:table-cell>
              <table:table-cell office:value-type="float" office:value="179986">
                <text:p>179986</text:p>
              </table:table-cell>
            </table:table-row>
            <table:table-row>
              <table:table-cell office:value-type="string">
                <text:p>Howard</text:p>
              </table:table-cell>
              <table:table-cell office:value-type="float" office:value="143640.7">
                <text:p>143640.7</text:p>
              </table:table-cell>
            </table:table-row>
            <table:table-row>
              <table:table-cell office:value-type="string">
                <text:p>Hulinski</text:p>
              </table:table-cell>
              <table:table-cell office:value-type="float" office:value="135078.2">
                <text:p>135078.2</text:p>
              </table:table-cell>
            </table:table-row>
            <table:table-row>
              <table:table-cell office:value-type="string">
                <text:p>Jones</text:p>
              </table:table-cell>
              <table:table-cell office:value-type="float" office:value="184693.8">
                <text:p>184693.8</text:p>
              </table:table-cell>
            </table:table-row>
            <table:table-row>
              <table:table-cell office:value-type="string">
                <text:p>Lyon</text:p>
              </table:table-cell>
              <table:table-cell office:value-type="float" office:value="127731.3">
                <text:p>127731.3</text:p>
              </table:table-cell>
            </table:table-row>
            <table:table-row>
              <table:table-cell office:value-type="string">
                <text:p>McCall</text:p>
              </table:table-cell>
              <table:table-cell office:value-type="float" office:value="70964.9">
                <text:p>70964.9</text:p>
              </table:table-cell>
            </table:table-row>
            <table:table-row>
              <table:table-cell office:value-type="string">
                <text:p>Praulty</text:p>
              </table:table-cell>
              <table:table-cell office:value-type="float" office:value="65315">
                <text:p>65315</text:p>
              </table:table-cell>
            </table:table-row>
            <table:table-row>
              <table:table-cell office:value-type="string">
                <text:p>Rodriguez</text:p>
              </table:table-cell>
              <table:table-cell office:value-type="float" office:value="138561.5">
                <text:p>138561.5</text:p>
              </table:table-cell>
            </table:table-row>
            <table:table-row>
              <table:table-cell office:value-type="string">
                <text:p>Santos</text:p>
              </table:table-cell>
              <table:table-cell office:value-type="float" office:value="141229.4">
                <text:p>141229.4</text:p>
              </table:table-cell>
            </table:table-row>
            <table:table-row>
              <table:table-cell office:value-type="string">
                <text:p>Smith</text:p>
              </table:table-cell>
              <table:table-cell office:value-type="float" office:value="305432.4">
                <text:p>305432.4</text:p>
              </table:table-cell>
            </table:table-row>
            <table:table-row>
              <table:table-cell office:value-type="string">
                <text:p>Swartz</text:p>
              </table:table-cell>
              <table:table-cell office:value-type="float" office:value="177713.9">
                <text:p>177713.9</text:p>
              </table:table-cell>
            </table:table-row>
            <table:table-row>
              <table:table-cell office:value-type="string">
                <text:p>Torrens</text:p>
              </table:table-cell>
              <table:table-cell office:value-type="float" office:value="65964.9">
                <text:p>65964.9</text:p>
              </table:table-cell>
            </table:table-row>
            <table:table-row>
              <table:table-cell office:value-type="string">
                <text:p>Vizzini</text:p>
              </table:table-cell>
              <table:table-cell office:value-type="float" office:value="130601.6">
                <text:p>130601.6</text:p>
              </table:table-cell>
            </table:table-row>
            <table:table-row>
              <table:table-cell office:value-type="string">
                <text:p>Yousef</text:p>
              </table:table-cell>
              <table:table-cell office:value-type="float" office:value="19341.7">
                <text:p>19341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8.238cm" svg:height="10.626cm" xlink:href=".." xlink:type="simple" chart:class="chart:scatter" chart:style-name="ch1">
        <chart:plot-area chart:style-name="ch2" table:cell-range-address="Car_Inventory.G2:Car_Inventory.H53" svg:x="2.654cm" svg:y="5.469cm" svg:width="5.523cm" svg:height="4.827cm">
          <chart:coordinate-region svg:x="2.76cm" svg:y="5.469cm" svg:width="5.204cm" svg:height="4.1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Car_Inventory.H2:Car_Inventory.H53" chart:class="chart:scatter">
            <chart:domain table:cell-range-address="Car_Inventory.G2:Car_Inventory.G53"/>
            <chart:data-point chart:repeated="52"/>
          </chart:series>
          <chart:wall chart:style-name="ch7"/>
          <chart:floor chart:style-name="ch8"/>
        </chart:plot-area>
        <draw:frame draw:style-name="gr1" draw:text-style-name="P1" svg:width="0.076cm" svg:height="9.205cm" svg:x="0cm" svg:y="0cm">
          <draw:image xlink:href="Pictures/200000890000009900001E7BD4B72B4753F7221B.svm" xlink:type="simple" xlink:show="embed" xlink:actuate="onLoad" draw:mime-type="image/x-svm">
            <text:p/>
          </draw:image>
          <draw:image xlink:href="Pictures/1000020000000007000001281EA989D299D6C70E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Car_Inventory.G2:Car_Inventory.G53</svg:desc>
                </draw:g>
              </table:table-cell>
              <table:table-cell office:value-type="float" office:value="114660.6">
                <text:p>114660.6</text:p>
                <draw:g>
                  <svg:desc>Car_Inventory.H2:Car_Inventory.H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93382.6">
                <text:p>93382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85928">
                <text:p>859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83162.7">
                <text:p>8316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82374">
                <text:p>823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80685.8">
                <text:p>80685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79420.6">
                <text:p>7942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77243.1">
                <text:p>77243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73444.4">
                <text:p>73444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72527.2">
                <text:p>72527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69891.9">
                <text:p>69891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68658.9">
                <text:p>68658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7829.1">
                <text:p>67829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64542">
                <text:p>645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4467.4">
                <text:p>64467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0389.5">
                <text:p>60389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2699.4">
                <text:p>52699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52229.5">
                <text:p>52229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50854.1">
                <text:p>50854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48114.2">
                <text:p>48114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46311.4">
                <text:p>46311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44974.8">
                <text:p>44974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44946.5">
                <text:p>44946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42504.6">
                <text:p>42504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42074.2">
                <text:p>42074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40326.8">
                <text:p>40326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37558.8">
                <text:p>37558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36438.5">
                <text:p>36438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35137">
                <text:p>351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33477.2">
                <text:p>33477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31144.4">
                <text:p>31144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30555.3">
                <text:p>30555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9601.9">
                <text:p>29601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9102.3">
                <text:p>29102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28464.8">
                <text:p>28464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27637.1">
                <text:p>27637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27534.8">
                <text:p>27534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27394.2">
                <text:p>27394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24513.2">
                <text:p>24513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22573">
                <text:p>225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22521.6">
                <text:p>22521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22282">
                <text:p>222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22188.5">
                <text:p>22188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">
                <text:p>9</text:p>
              </table:table-cell>
              <table:table-cell office:value-type="float" office:value="22128.2">
                <text:p>22128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20223.9">
                <text:p>20223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19421.1">
                <text:p>19421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">
                <text:p>9</text:p>
              </table:table-cell>
              <table:table-cell office:value-type="float" office:value="19341.7">
                <text:p>19341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17556.3">
                <text:p>17556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14289.6">
                <text:p>14289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13867.6">
                <text:p>13867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13682.9">
                <text:p>13682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">
                <text:p>7</text:p>
              </table:table-cell>
              <table:table-cell office:value-type="float" office:value="3708.1">
                <text:p>3708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1cm" svg:height="9.005cm" xlink:href=".." xlink:type="simple" chart:class="chart:line" chart:style-name="ch1">
        <chart:plot-area chart:style-name="ch2" table:cell-range-address="Car_Inventory.G1:Car_Inventory.H53" chart:data-source-has-labels="row" svg:x="14.516cm" svg:y="8.796cm" svg:width="1.464cm" svg:height="1.029cm">
          <chart:coordinate-region svg:x="14.979cm" svg:y="8.814cm" svg:width="1.001cm" svg:height="0.18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Car_Inventory.G2:Car_Inventory.G53" chart:label-cell-address="Car_Inventory.G1:Car_Inventory.G1" chart:class="chart:line">
            <chart:data-point chart:repeated="52"/>
          </chart:series>
          <chart:series chart:style-name="ch6" chart:values-cell-range-address="Car_Inventory.H2:Car_Inventory.H53" chart:label-cell-address="Car_Inventory.H1:Car_Inventory.H1" chart:class="chart:line">
            <chart:data-point chart:repeated="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e</text:p>
                <draw:g>
                  <svg:desc>Car_Inventory.G1:Car_Inventory.G1</svg:desc>
                </draw:g>
              </table:table-cell>
              <table:table-cell office:value-type="string">
                <text:p>Miles</text:p>
                <draw:g>
                  <svg:desc>Car_Inventory.H1:Car_Inventory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Car_Inventory.G2:Car_Inventory.G53</svg:desc>
                </draw:g>
              </table:table-cell>
              <table:table-cell office:value-type="float" office:value="114660.6">
                <text:p>114660.6</text:p>
                <draw:g>
                  <svg:desc>Car_Inventory.H2:Car_Inventory.H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93382.6">
                <text:p>93382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85928">
                <text:p>859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83162.7">
                <text:p>8316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82374">
                <text:p>823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80685.8">
                <text:p>80685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79420.6">
                <text:p>7942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77243.1">
                <text:p>77243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73444.4">
                <text:p>73444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72527.2">
                <text:p>72527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69891.9">
                <text:p>69891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68658.9">
                <text:p>68658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7829.1">
                <text:p>67829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64542">
                <text:p>645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4467.4">
                <text:p>64467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0389.5">
                <text:p>60389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2699.4">
                <text:p>52699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52229.5">
                <text:p>52229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50854.1">
                <text:p>50854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48114.2">
                <text:p>48114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46311.4">
                <text:p>46311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44974.8">
                <text:p>44974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44946.5">
                <text:p>44946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42504.6">
                <text:p>42504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42074.2">
                <text:p>42074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40326.8">
                <text:p>40326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37558.8">
                <text:p>37558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36438.5">
                <text:p>36438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35137">
                <text:p>351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33477.2">
                <text:p>33477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31144.4">
                <text:p>31144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30555.3">
                <text:p>30555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9601.9">
                <text:p>29601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9102.3">
                <text:p>29102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28464.8">
                <text:p>28464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27637.1">
                <text:p>27637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27534.8">
                <text:p>27534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27394.2">
                <text:p>27394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24513.2">
                <text:p>24513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22573">
                <text:p>225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22521.6">
                <text:p>22521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22282">
                <text:p>222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22188.5">
                <text:p>22188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">
                <text:p>9</text:p>
              </table:table-cell>
              <table:table-cell office:value-type="float" office:value="22128.2">
                <text:p>22128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20223.9">
                <text:p>20223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19421.1">
                <text:p>19421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">
                <text:p>9</text:p>
              </table:table-cell>
              <table:table-cell office:value-type="float" office:value="19341.7">
                <text:p>19341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17556.3">
                <text:p>17556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14289.6">
                <text:p>14289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13867.6">
                <text:p>13867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13682.9">
                <text:p>13682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">
                <text:p>7</text:p>
              </table:table-cell>
              <table:table-cell office:value-type="float" office:value="3708.1">
                <text:p>3708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a933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708cm" svg:height="13.36cm" xlink:href=".." xlink:type="simple" chart:class="chart:scatter" chart:style-name="ch1">
        <chart:title svg:x="11.07cm" svg:y="0.586cm" chart:style-name="ch2">
          <text:p>Miles</text:p>
        </chart:title>
        <chart:legend chart:legend-position="end" svg:x="20.036cm" svg:y="6.132cm" style:legend-expansion="high" chart:style-name="ch3"/>
        <chart:plot-area chart:style-name="ch4" table:cell-range-address="Car_Inventory.G1:Car_Inventory.H53" chart:data-source-has-labels="both" svg:x="1.855cm" svg:y="1.475cm" svg:width="17.707cm" svg:height="10.637cm">
          <chart:coordinate-region svg:x="3.799cm" svg:y="1.674cm" svg:width="15.338cm" svg:height="9.791cm"/>
          <chart:axis chart:dimension="x" chart:name="primary-x" chart:style-name="ch5" chartooo:axis-type="auto">
            <chart:title svg:x="9.05cm" svg:y="12.379cm" chart:style-name="ch6">
              <text:p>Age of the car(year)</text:p>
            </chart:title>
            <chart:categories table:cell-range-address="Car_Inventory.G2:Car_Inventory.G53"/>
            <chart:grid chart:style-name="ch7" chart:class="major"/>
          </chart:axis>
          <chart:axis chart:dimension="y" chart:name="primary-y" chart:style-name="ch8">
            <chart:title svg:x="0.451cm" svg:y="7.803cm" chart:style-name="ch9">
              <text:p>Miles Driven
</text:p>
            </chart:title>
            <chart:grid chart:style-name="ch7" chart:class="major"/>
          </chart:axis>
          <chart:series chart:style-name="ch10" chart:values-cell-range-address="Car_Inventory.H2:Car_Inventory.H53" chart:label-cell-address="Car_Inventory.H1:Car_Inventory.H1" chart:class="chart:scatter">
            <chart:domain table:cell-range-address="Car_Inventory.G2:Car_Inventory.G53"/>
            <chart:regression-curve chart:style-name="ch11"/>
            <chart:data-point chart:repeated="5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les</text:p>
                <draw:g>
                  <svg:desc>Car_Inventory.H1:Car_Inventory.H1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Car_Inventory.G2:Car_Inventory.G53</svg:desc>
                </draw:g>
              </table:table-cell>
              <table:table-cell office:value-type="float" office:value="114660.6">
                <text:p>114660.6</text:p>
                <draw:g>
                  <svg:desc>Car_Inventory.H2:Car_Inventory.H53</svg:desc>
                </draw:g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93382.6">
                <text:p>93382.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5928">
                <text:p>8592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3162.7">
                <text:p>83162.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2374">
                <text:p>8237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0685.8">
                <text:p>80685.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9420.6">
                <text:p>79420.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77243.1">
                <text:p>77243.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3444.4">
                <text:p>73444.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2527.2">
                <text:p>72527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9891.9">
                <text:p>69891.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658.9">
                <text:p>68658.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7829.1">
                <text:p>67829.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4542">
                <text:p>6454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4467.4">
                <text:p>64467.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0389.5">
                <text:p>60389.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2699.4">
                <text:p>52699.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2229.5">
                <text:p>52229.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0854.1">
                <text:p>50854.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8114.2">
                <text:p>48114.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6311.4">
                <text:p>46311.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4974.8">
                <text:p>44974.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4946.5">
                <text:p>44946.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2504.6">
                <text:p>42504.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2074.2">
                <text:p>42074.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0326.8">
                <text:p>40326.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7558.8">
                <text:p>37558.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6438.5">
                <text:p>36438.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5137">
                <text:p>351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3477.2">
                <text:p>33477.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1144.4">
                <text:p>31144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555.3">
                <text:p>30555.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601.9">
                <text:p>29601.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102.3">
                <text:p>29102.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8464.8">
                <text:p>28464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7637.1">
                <text:p>27637.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7534.8">
                <text:p>27534.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394.2">
                <text:p>27394.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4513.2">
                <text:p>24513.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2573">
                <text:p>225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2521.6">
                <text:p>22521.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2282">
                <text:p>2228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2188.5">
                <text:p>22188.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2128.2">
                <text:p>22128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223.9">
                <text:p>20223.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9421.1">
                <text:p>19421.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9341.7">
                <text:p>19341.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7556.3">
                <text:p>17556.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289.6">
                <text:p>14289.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867.6">
                <text:p>13867.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682.9">
                <text:p>13682.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708.1">
                <text:p>3708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